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563" calcext:value-type="float">
            <text:p>8563</text:p>
          </table:table-cell>
          <table:table-cell table:formula="of:=CONCATENATE([.A1:.A240];&quot; &quot;;[.B1:.B240];&quot; &quot;;[.C1:.C240])" office:value-type="string" office:string-value="1024 1 8563" calcext:value-type="string">
            <text:p>1024 1 8563</text:p>
          </table:table-cell>
          <table:table-cell/>
          <table:table-cell office:value-type="string" calcext:value-type="string">
            <text:p>s1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15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s29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7016" calcext:value-type="float">
            <text:p>7016</text:p>
          </table:table-cell>
          <table:table-cell table:formula="of:=CONCATENATE([.A2:.A241];&quot; &quot;;[.B2:.B241];&quot; &quot;;[.C2:.C241])" office:value-type="string" office:string-value="1024 3 7016" calcext:value-type="string">
            <text:p>1024 3 7016</text:p>
          </table:table-cell>
          <table:table-cell office:value-type="string" calcext:value-type="string">
            <text:p>32m</text:p>
          </table:table-cell>
          <table:table-cell office:value-type="float" office:value="9503" calcext:value-type="float">
            <text:p>9503</text:p>
          </table:table-cell>
          <table:table-cell office:value-type="float" office:value="6763" calcext:value-type="float">
            <text:p>6763</text:p>
          </table:table-cell>
          <table:table-cell office:value-type="float" office:value="4795" calcext:value-type="float">
            <text:p>4795</text:p>
          </table:table-cell>
          <table:table-cell office:value-type="float" office:value="3268" calcext:value-type="float">
            <text:p>3268</text:p>
          </table:table-cell>
          <table:table-cell office:value-type="float" office:value="2389" calcext:value-type="float">
            <text:p>2389</text:p>
          </table:table-cell>
          <table:table-cell office:value-type="float" office:value="1818" calcext:value-type="float">
            <text:p>1818</text:p>
          </table:table-cell>
          <table:table-cell office:value-type="float" office:value="1487" calcext:value-type="float">
            <text:p>1487</text:p>
          </table:table-cell>
          <table:table-cell office:value-type="float" office:value="1198" calcext:value-type="float">
            <text:p>1198</text:p>
          </table:table-cell>
          <table:table-cell office:value-type="float" office:value="845" calcext:value-type="float">
            <text:p>845</text:p>
          </table:table-cell>
          <table:table-cell office:value-type="float" office:value="794" calcext:value-type="float">
            <text:p>794</text:p>
          </table:table-cell>
          <table:table-cell office:value-type="float" office:value="757" calcext:value-type="float">
            <text:p>757</text:p>
          </table:table-cell>
          <table:table-cell office:value-type="float" office:value="684" calcext:value-type="float">
            <text:p>684</text:p>
          </table:table-cell>
          <table:table-cell office:value-type="float" office:value="668" calcext:value-type="float">
            <text:p>668</text:p>
          </table:table-cell>
          <table:table-cell office:value-type="float" office:value="658" calcext:value-type="float">
            <text:p>658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296" calcext:value-type="float">
            <text:p>6296</text:p>
          </table:table-cell>
          <table:table-cell table:formula="of:=CONCATENATE([.A3:.A242];&quot; &quot;;[.B3:.B242];&quot; &quot;;[.C3:.C242])" office:value-type="string" office:string-value="1024 5 6296" calcext:value-type="string">
            <text:p>1024 5 6296</text:p>
          </table:table-cell>
          <table:table-cell office:value-type="string" calcext:value-type="string">
            <text:p>16m</text:p>
          </table:table-cell>
          <table:table-cell office:value-type="float" office:value="9588" calcext:value-type="float">
            <text:p>9588</text:p>
          </table:table-cell>
          <table:table-cell office:value-type="float" office:value="6804" calcext:value-type="float">
            <text:p>6804</text:p>
          </table:table-cell>
          <table:table-cell office:value-type="float" office:value="4879" calcext:value-type="float">
            <text:p>4879</text:p>
          </table:table-cell>
          <table:table-cell office:value-type="float" office:value="3470" calcext:value-type="float">
            <text:p>3470</text:p>
          </table:table-cell>
          <table:table-cell office:value-type="float" office:value="2379" calcext:value-type="float">
            <text:p>2379</text:p>
          </table:table-cell>
          <table:table-cell office:value-type="float" office:value="1896" calcext:value-type="float">
            <text:p>1896</text:p>
          </table:table-cell>
          <table:table-cell office:value-type="float" office:value="1591" calcext:value-type="float">
            <text:p>1591</text:p>
          </table:table-cell>
          <table:table-cell office:value-type="float" office:value="1393" calcext:value-type="float">
            <text:p>1393</text:p>
          </table:table-cell>
          <table:table-cell office:value-type="float" office:value="1199" calcext:value-type="float">
            <text:p>1199</text:p>
          </table:table-cell>
          <table:table-cell office:value-type="float" office:value="870" calcext:value-type="float">
            <text:p>870</text:p>
          </table:table-cell>
          <table:table-cell office:value-type="float" office:value="801" calcext:value-type="float">
            <text:p>801</text:p>
          </table:table-cell>
          <table:table-cell office:value-type="float" office:value="779" calcext:value-type="float">
            <text:p>779</text:p>
          </table:table-cell>
          <table:table-cell office:value-type="float" office:value="758" calcext:value-type="float">
            <text:p>758</text:p>
          </table:table-cell>
          <table:table-cell office:value-type="float" office:value="689" calcext:value-type="float">
            <text:p>689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914" calcext:value-type="float">
            <text:p>5914</text:p>
          </table:table-cell>
          <table:table-cell table:formula="of:=CONCATENATE([.A4:.A243];&quot; &quot;;[.B4:.B243];&quot; &quot;;[.C4:.C243])" office:value-type="string" office:string-value="1024 7 5914" calcext:value-type="string">
            <text:p>1024 7 5914</text:p>
          </table:table-cell>
          <table:table-cell office:value-type="string" calcext:value-type="string">
            <text:p>8m</text:p>
          </table:table-cell>
          <table:table-cell office:value-type="float" office:value="7324" calcext:value-type="float">
            <text:p>7324</text:p>
          </table:table-cell>
          <table:table-cell office:value-type="float" office:value="5576" calcext:value-type="float">
            <text:p>5576</text:p>
          </table:table-cell>
          <table:table-cell office:value-type="float" office:value="4571" calcext:value-type="float">
            <text:p>4571</text:p>
          </table:table-cell>
          <table:table-cell office:value-type="float" office:value="3545" calcext:value-type="float">
            <text:p>3545</text:p>
          </table:table-cell>
          <table:table-cell office:value-type="float" office:value="3128" calcext:value-type="float">
            <text:p>3128</text:p>
          </table:table-cell>
          <table:table-cell office:value-type="float" office:value="2452" calcext:value-type="float">
            <text:p>2452</text:p>
          </table:table-cell>
          <table:table-cell office:value-type="float" office:value="1805" calcext:value-type="float">
            <text:p>1805</text:p>
          </table:table-cell>
          <table:table-cell office:value-type="float" office:value="1564" calcext:value-type="float">
            <text:p>1564</text:p>
          </table:table-cell>
          <table:table-cell office:value-type="float" office:value="1031" calcext:value-type="float">
            <text:p>1031</text:p>
          </table:table-cell>
          <table:table-cell office:value-type="float" office:value="1008" calcext:value-type="float">
            <text:p>1008</text:p>
          </table:table-cell>
          <table:table-cell office:value-type="float" office:value="1094" calcext:value-type="float">
            <text:p>1094</text:p>
          </table:table-cell>
          <table:table-cell office:value-type="float" office:value="1077" calcext:value-type="float">
            <text:p>1077</text:p>
          </table:table-cell>
          <table:table-cell office:value-type="float" office:value="1109" calcext:value-type="float">
            <text:p>1109</text:p>
          </table:table-cell>
          <table:table-cell office:value-type="float" office:value="1206" calcext:value-type="float">
            <text:p>1206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7709" calcext:value-type="float">
            <text:p>7709</text:p>
          </table:table-cell>
          <table:table-cell table:formula="of:=CONCATENATE([.A5:.A244];&quot; &quot;;[.B5:.B244];&quot; &quot;;[.C5:.C244])" office:value-type="string" office:string-value="1024 9 7709" calcext:value-type="string">
            <text:p>1024 9 7709</text:p>
          </table:table-cell>
          <table:table-cell office:value-type="string" calcext:value-type="string">
            <text:p>4m</text:p>
          </table:table-cell>
          <table:table-cell office:value-type="float" office:value="7405" calcext:value-type="float">
            <text:p>7405</text:p>
          </table:table-cell>
          <table:table-cell office:value-type="float" office:value="7059" calcext:value-type="float">
            <text:p>7059</text:p>
          </table:table-cell>
          <table:table-cell office:value-type="float" office:value="6910" calcext:value-type="float">
            <text:p>6910</text:p>
          </table:table-cell>
          <table:table-cell office:value-type="float" office:value="6187" calcext:value-type="float">
            <text:p>6187</text:p>
          </table:table-cell>
          <table:table-cell office:value-type="float" office:value="5226" calcext:value-type="float">
            <text:p>5226</text:p>
          </table:table-cell>
          <table:table-cell office:value-type="float" office:value="4391" calcext:value-type="float">
            <text:p>4391</text:p>
          </table:table-cell>
          <table:table-cell office:value-type="float" office:value="3827" calcext:value-type="float">
            <text:p>3827</text:p>
          </table:table-cell>
          <table:table-cell office:value-type="float" office:value="3339" calcext:value-type="float">
            <text:p>3339</text:p>
          </table:table-cell>
          <table:table-cell office:value-type="float" office:value="3086" calcext:value-type="float">
            <text:p>3086</text:p>
          </table:table-cell>
          <table:table-cell office:value-type="float" office:value="2973" calcext:value-type="float">
            <text:p>2973</text:p>
          </table:table-cell>
          <table:table-cell office:value-type="float" office:value="2846" calcext:value-type="float">
            <text:p>2846</text:p>
          </table:table-cell>
          <table:table-cell office:value-type="float" office:value="2761" calcext:value-type="float">
            <text:p>2761</text:p>
          </table:table-cell>
          <table:table-cell office:value-type="float" office:value="2697" calcext:value-type="float">
            <text:p>2697</text:p>
          </table:table-cell>
          <table:table-cell office:value-type="float" office:value="2633" calcext:value-type="float">
            <text:p>2633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7534" calcext:value-type="float">
            <text:p>7534</text:p>
          </table:table-cell>
          <table:table-cell table:formula="of:=CONCATENATE([.A6:.A245];&quot; &quot;;[.B6:.B245];&quot; &quot;;[.C6:.C245])" office:value-type="string" office:string-value="1024 11 7534" calcext:value-type="string">
            <text:p>1024 11 7534</text:p>
          </table:table-cell>
          <table:table-cell office:value-type="string" calcext:value-type="string">
            <text:p>2m</text:p>
          </table:table-cell>
          <table:table-cell office:value-type="float" office:value="8263" calcext:value-type="float">
            <text:p>8263</text:p>
          </table:table-cell>
          <table:table-cell office:value-type="float" office:value="7881" calcext:value-type="float">
            <text:p>7881</text:p>
          </table:table-cell>
          <table:table-cell office:value-type="float" office:value="7437" calcext:value-type="float">
            <text:p>7437</text:p>
          </table:table-cell>
          <table:table-cell office:value-type="float" office:value="6962" calcext:value-type="float">
            <text:p>6962</text:p>
          </table:table-cell>
          <table:table-cell office:value-type="float" office:value="5869" calcext:value-type="float">
            <text:p>5869</text:p>
          </table:table-cell>
          <table:table-cell office:value-type="float" office:value="4952" calcext:value-type="float">
            <text:p>4952</text:p>
          </table:table-cell>
          <table:table-cell office:value-type="float" office:value="4288" calcext:value-type="float">
            <text:p>4288</text:p>
          </table:table-cell>
          <table:table-cell office:value-type="float" office:value="3768" calcext:value-type="float">
            <text:p>3768</text:p>
          </table:table-cell>
          <table:table-cell office:value-type="float" office:value="3451" calcext:value-type="float">
            <text:p>3451</text:p>
          </table:table-cell>
          <table:table-cell office:value-type="float" office:value="3291" calcext:value-type="float">
            <text:p>3291</text:p>
          </table:table-cell>
          <table:table-cell office:value-type="float" office:value="3171" calcext:value-type="float">
            <text:p>3171</text:p>
          </table:table-cell>
          <table:table-cell office:value-type="float" office:value="3077" calcext:value-type="float">
            <text:p>3077</text:p>
          </table:table-cell>
          <table:table-cell office:value-type="float" office:value="2994" calcext:value-type="float">
            <text:p>2994</text:p>
          </table:table-cell>
          <table:table-cell office:value-type="float" office:value="2934" calcext:value-type="float">
            <text:p>2934</text:p>
          </table:table-cell>
          <table:table-cell office:value-type="float" office:value="2879" calcext:value-type="float">
            <text:p>2879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8425" calcext:value-type="float">
            <text:p>8425</text:p>
          </table:table-cell>
          <table:table-cell table:formula="of:=CONCATENATE([.A7:.A246];&quot; &quot;;[.B7:.B246];&quot; &quot;;[.C7:.C246])" office:value-type="string" office:string-value="1024 13 8425" calcext:value-type="string">
            <text:p>1024 13 8425</text:p>
          </table:table-cell>
          <table:table-cell office:value-type="string" calcext:value-type="string">
            <text:p>1024k</text:p>
          </table:table-cell>
          <table:table-cell office:value-type="float" office:value="8831" calcext:value-type="float">
            <text:p>8831</text:p>
          </table:table-cell>
          <table:table-cell office:value-type="float" office:value="8432" calcext:value-type="float">
            <text:p>8432</text:p>
          </table:table-cell>
          <table:table-cell office:value-type="float" office:value="7986" calcext:value-type="float">
            <text:p>7986</text:p>
          </table:table-cell>
          <table:table-cell office:value-type="float" office:value="7117" calcext:value-type="float">
            <text:p>7117</text:p>
          </table:table-cell>
          <table:table-cell office:value-type="float" office:value="6072" calcext:value-type="float">
            <text:p>6072</text:p>
          </table:table-cell>
          <table:table-cell office:value-type="float" office:value="5297" calcext:value-type="float">
            <text:p>5297</text:p>
          </table:table-cell>
          <table:table-cell office:value-type="float" office:value="4576" calcext:value-type="float">
            <text:p>4576</text:p>
          </table:table-cell>
          <table:table-cell office:value-type="float" office:value="4024" calcext:value-type="float">
            <text:p>4024</text:p>
          </table:table-cell>
          <table:table-cell office:value-type="float" office:value="3683" calcext:value-type="float">
            <text:p>3683</text:p>
          </table:table-cell>
          <table:table-cell office:value-type="float" office:value="3517" calcext:value-type="float">
            <text:p>3517</text:p>
          </table:table-cell>
          <table:table-cell office:value-type="float" office:value="3378" calcext:value-type="float">
            <text:p>3378</text:p>
          </table:table-cell>
          <table:table-cell office:value-type="float" office:value="3284" calcext:value-type="float">
            <text:p>3284</text:p>
          </table:table-cell>
          <table:table-cell office:value-type="float" office:value="3192" calcext:value-type="float">
            <text:p>3192</text:p>
          </table:table-cell>
          <table:table-cell office:value-type="float" office:value="3123" calcext:value-type="float">
            <text:p>3123</text:p>
          </table:table-cell>
          <table:table-cell office:value-type="float" office:value="3069" calcext:value-type="float">
            <text:p>3069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3390" calcext:value-type="float">
            <text:p>3390</text:p>
          </table:table-cell>
          <table:table-cell table:formula="of:=CONCATENATE([.A8:.A247];&quot; &quot;;[.B8:.B247];&quot; &quot;;[.C8:.C247])" office:value-type="string" office:string-value="1024 15 3390" calcext:value-type="string">
            <text:p>1024 15 3390</text:p>
          </table:table-cell>
          <table:table-cell office:value-type="string" calcext:value-type="string">
            <text:p>512k</text:p>
          </table:table-cell>
          <table:table-cell office:value-type="float" office:value="9119" calcext:value-type="float">
            <text:p>9119</text:p>
          </table:table-cell>
          <table:table-cell office:value-type="float" office:value="8708" calcext:value-type="float">
            <text:p>8708</text:p>
          </table:table-cell>
          <table:table-cell office:value-type="float" office:value="8249" calcext:value-type="float">
            <text:p>8249</text:p>
          </table:table-cell>
          <table:table-cell office:value-type="float" office:value="7448" calcext:value-type="float">
            <text:p>7448</text:p>
          </table:table-cell>
          <table:table-cell office:value-type="float" office:value="6350" calcext:value-type="float">
            <text:p>6350</text:p>
          </table:table-cell>
          <table:table-cell office:value-type="float" office:value="5363" calcext:value-type="float">
            <text:p>5363</text:p>
          </table:table-cell>
          <table:table-cell office:value-type="float" office:value="4793" calcext:value-type="float">
            <text:p>4793</text:p>
          </table:table-cell>
          <table:table-cell office:value-type="float" office:value="4214" calcext:value-type="float">
            <text:p>4214</text:p>
          </table:table-cell>
          <table:table-cell office:value-type="float" office:value="3860" calcext:value-type="float">
            <text:p>3860</text:p>
          </table:table-cell>
          <table:table-cell office:value-type="float" office:value="3740" calcext:value-type="float">
            <text:p>3740</text:p>
          </table:table-cell>
          <table:table-cell office:value-type="float" office:value="3604" calcext:value-type="float">
            <text:p>3604</text:p>
          </table:table-cell>
          <table:table-cell office:value-type="float" office:value="3556" calcext:value-type="float">
            <text:p>3556</text:p>
          </table:table-cell>
          <table:table-cell office:value-type="float" office:value="3483" calcext:value-type="float">
            <text:p>3483</text:p>
          </table:table-cell>
          <table:table-cell table:number-columns-repeated="2" office:value-type="float" office:value="3469" calcext:value-type="float">
            <text:p>3469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185" calcext:value-type="float">
            <text:p>5185</text:p>
          </table:table-cell>
          <table:table-cell table:formula="of:=CONCATENATE([.A9:.A248];&quot; &quot;;[.B9:.B248];&quot; &quot;;[.C9:.C248])" office:value-type="string" office:string-value="1024 17 5185" calcext:value-type="string">
            <text:p>1024 17 5185</text:p>
          </table:table-cell>
          <table:table-cell office:value-type="string" calcext:value-type="string">
            <text:p>256k</text:p>
          </table:table-cell>
          <table:table-cell office:value-type="float" office:value="9399" calcext:value-type="float">
            <text:p>9399</text:p>
          </table:table-cell>
          <table:table-cell office:value-type="float" office:value="9078" calcext:value-type="float">
            <text:p>9078</text:p>
          </table:table-cell>
          <table:table-cell office:value-type="float" office:value="8760" calcext:value-type="float">
            <text:p>8760</text:p>
          </table:table-cell>
          <table:table-cell office:value-type="float" office:value="8407" calcext:value-type="float">
            <text:p>8407</text:p>
          </table:table-cell>
          <table:table-cell office:value-type="float" office:value="7941" calcext:value-type="float">
            <text:p>7941</text:p>
          </table:table-cell>
          <table:table-cell office:value-type="float" office:value="7222" calcext:value-type="float">
            <text:p>7222</text:p>
          </table:table-cell>
          <table:table-cell office:value-type="float" office:value="6588" calcext:value-type="float">
            <text:p>6588</text:p>
          </table:table-cell>
          <table:table-cell office:value-type="float" office:value="6004" calcext:value-type="float">
            <text:p>6004</text:p>
          </table:table-cell>
          <table:table-cell office:value-type="float" office:value="5625" calcext:value-type="float">
            <text:p>5625</text:p>
          </table:table-cell>
          <table:table-cell office:value-type="float" office:value="5632" calcext:value-type="float">
            <text:p>5632</text:p>
          </table:table-cell>
          <table:table-cell office:value-type="float" office:value="5600" calcext:value-type="float">
            <text:p>5600</text:p>
          </table:table-cell>
          <table:table-cell office:value-type="float" office:value="5415" calcext:value-type="float">
            <text:p>5415</text:p>
          </table:table-cell>
          <table:table-cell office:value-type="float" office:value="5363" calcext:value-type="float">
            <text:p>5363</text:p>
          </table:table-cell>
          <table:table-cell office:value-type="float" office:value="5536" calcext:value-type="float">
            <text:p>5536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19" calcext:value-type="float">
            <text:p>19</text:p>
          </table:table-cell>
          <table:table-cell office:value-type="float" office:value="5284" calcext:value-type="float">
            <text:p>5284</text:p>
          </table:table-cell>
          <table:table-cell table:formula="of:=CONCATENATE([.A10:.A249];&quot; &quot;;[.B10:.B249];&quot; &quot;;[.C10:.C249])" office:value-type="string" office:string-value="1024 19 5284" calcext:value-type="string">
            <text:p>1024 19 5284</text:p>
          </table:table-cell>
          <table:table-cell office:value-type="string" calcext:value-type="string">
            <text:p>128k</text:p>
          </table:table-cell>
          <table:table-cell office:value-type="float" office:value="9112" calcext:value-type="float">
            <text:p>9112</text:p>
          </table:table-cell>
          <table:table-cell office:value-type="float" office:value="8884" calcext:value-type="float">
            <text:p>8884</text:p>
          </table:table-cell>
          <table:table-cell office:value-type="float" office:value="8661" calcext:value-type="float">
            <text:p>8661</text:p>
          </table:table-cell>
          <table:table-cell office:value-type="float" office:value="8518" calcext:value-type="float">
            <text:p>8518</text:p>
          </table:table-cell>
          <table:table-cell office:value-type="float" office:value="8389" calcext:value-type="float">
            <text:p>8389</text:p>
          </table:table-cell>
          <table:table-cell office:value-type="float" office:value="7969" calcext:value-type="float">
            <text:p>7969</text:p>
          </table:table-cell>
          <table:table-cell office:value-type="float" office:value="7117" calcext:value-type="float">
            <text:p>7117</text:p>
          </table:table-cell>
          <table:table-cell office:value-type="float" office:value="6547" calcext:value-type="float">
            <text:p>6547</text:p>
          </table:table-cell>
          <table:table-cell office:value-type="float" office:value="6394" calcext:value-type="float">
            <text:p>6394</text:p>
          </table:table-cell>
          <table:table-cell office:value-type="float" office:value="6451" calcext:value-type="float">
            <text:p>6451</text:p>
          </table:table-cell>
          <table:table-cell office:value-type="float" office:value="6247" calcext:value-type="float">
            <text:p>6247</text:p>
          </table:table-cell>
          <table:table-cell office:value-type="float" office:value="6339" calcext:value-type="float">
            <text:p>6339</text:p>
          </table:table-cell>
          <table:table-cell office:value-type="float" office:value="6392" calcext:value-type="float">
            <text:p>6392</text:p>
          </table:table-cell>
          <table:table-cell office:value-type="float" office:value="6329" calcext:value-type="float">
            <text:p>6329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6221" calcext:value-type="float">
            <text:p>6221</text:p>
          </table:table-cell>
          <table:table-cell table:formula="of:=CONCATENATE([.A11:.A250];&quot; &quot;;[.B11:.B250];&quot; &quot;;[.C11:.C250])" office:value-type="string" office:string-value="1024 21 6221" calcext:value-type="string">
            <text:p>1024 21 6221</text:p>
          </table:table-cell>
          <table:table-cell office:value-type="string" calcext:value-type="string">
            <text:p>64k</text:p>
          </table:table-cell>
          <table:table-cell office:value-type="float" office:value="9116" calcext:value-type="float">
            <text:p>9116</text:p>
          </table:table-cell>
          <table:table-cell office:value-type="float" office:value="8856" calcext:value-type="float">
            <text:p>8856</text:p>
          </table:table-cell>
          <table:table-cell office:value-type="float" office:value="8685" calcext:value-type="float">
            <text:p>8685</text:p>
          </table:table-cell>
          <table:table-cell office:value-type="float" office:value="8686" calcext:value-type="float">
            <text:p>8686</text:p>
          </table:table-cell>
          <table:table-cell office:value-type="float" office:value="8650" calcext:value-type="float">
            <text:p>8650</text:p>
          </table:table-cell>
          <table:table-cell office:value-type="float" office:value="8429" calcext:value-type="float">
            <text:p>8429</text:p>
          </table:table-cell>
          <table:table-cell office:value-type="float" office:value="8107" calcext:value-type="float">
            <text:p>8107</text:p>
          </table:table-cell>
          <table:table-cell office:value-type="float" office:value="7451" calcext:value-type="float">
            <text:p>7451</text:p>
          </table:table-cell>
          <table:table-cell office:value-type="float" office:value="7210" calcext:value-type="float">
            <text:p>7210</text:p>
          </table:table-cell>
          <table:table-cell office:value-type="float" office:value="7187" calcext:value-type="float">
            <text:p>7187</text:p>
          </table:table-cell>
          <table:table-cell office:value-type="float" office:value="7393" calcext:value-type="float">
            <text:p>7393</text:p>
          </table:table-cell>
          <table:table-cell office:value-type="float" office:value="7614" calcext:value-type="float">
            <text:p>7614</text:p>
          </table:table-cell>
          <table:table-cell office:value-type="float" office:value="8012" calcext:value-type="float">
            <text:p>8012</text:p>
          </table:table-cell>
          <table:table-cell office:value-type="float" office:value="8257" calcext:value-type="float">
            <text:p>8257</text:p>
          </table:table-cell>
          <table:table-cell office:value-type="float" office:value="8846" calcext:value-type="float">
            <text:p>8846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5185" calcext:value-type="float">
            <text:p>5185</text:p>
          </table:table-cell>
          <table:table-cell table:formula="of:=CONCATENATE([.A12:.A251];&quot; &quot;;[.B12:.B251];&quot; &quot;;[.C12:.C251])" office:value-type="string" office:string-value="1024 23 5185" calcext:value-type="string">
            <text:p>1024 23 5185</text:p>
          </table:table-cell>
          <table:table-cell office:value-type="string" calcext:value-type="string">
            <text:p>32k</text:p>
          </table:table-cell>
          <table:table-cell office:value-type="float" office:value="9087" calcext:value-type="float">
            <text:p>9087</text:p>
          </table:table-cell>
          <table:table-cell office:value-type="float" office:value="9005" calcext:value-type="float">
            <text:p>9005</text:p>
          </table:table-cell>
          <table:table-cell office:value-type="float" office:value="9026" calcext:value-type="float">
            <text:p>9026</text:p>
          </table:table-cell>
          <table:table-cell office:value-type="float" office:value="8989" calcext:value-type="float">
            <text:p>8989</text:p>
          </table:table-cell>
          <table:table-cell office:value-type="float" office:value="8868" calcext:value-type="float">
            <text:p>8868</text:p>
          </table:table-cell>
          <table:table-cell office:value-type="float" office:value="8813" calcext:value-type="float">
            <text:p>8813</text:p>
          </table:table-cell>
          <table:table-cell office:value-type="float" office:value="8949" calcext:value-type="float">
            <text:p>8949</text:p>
          </table:table-cell>
          <table:table-cell office:value-type="float" office:value="8683" calcext:value-type="float">
            <text:p>8683</text:p>
          </table:table-cell>
          <table:table-cell office:value-type="float" office:value="8554" calcext:value-type="float">
            <text:p>8554</text:p>
          </table:table-cell>
          <table:table-cell office:value-type="float" office:value="8695" calcext:value-type="float">
            <text:p>8695</text:p>
          </table:table-cell>
          <table:table-cell office:value-type="float" office:value="8641" calcext:value-type="float">
            <text:p>8641</text:p>
          </table:table-cell>
          <table:table-cell office:value-type="float" office:value="8706" calcext:value-type="float">
            <text:p>8706</text:p>
          </table:table-cell>
          <table:table-cell office:value-type="float" office:value="8532" calcext:value-type="float">
            <text:p>8532</text:p>
          </table:table-cell>
          <table:table-cell office:value-type="float" office:value="8591" calcext:value-type="float">
            <text:p>8591</text:p>
          </table:table-cell>
          <table:table-cell office:value-type="float" office:value="8459" calcext:value-type="float">
            <text:p>8459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4320" calcext:value-type="float">
            <text:p>4320</text:p>
          </table:table-cell>
          <table:table-cell table:formula="of:=CONCATENATE([.A13:.A252];&quot; &quot;;[.B13:.B252];&quot; &quot;;[.C13:.C252])" office:value-type="string" office:string-value="1024 25 4320" calcext:value-type="string">
            <text:p>1024 25 4320</text:p>
          </table:table-cell>
          <table:table-cell office:value-type="string" calcext:value-type="string">
            <text:p>16k</text:p>
          </table:table-cell>
          <table:table-cell office:value-type="float" office:value="9048" calcext:value-type="float">
            <text:p>9048</text:p>
          </table:table-cell>
          <table:table-cell office:value-type="float" office:value="9017" calcext:value-type="float">
            <text:p>9017</text:p>
          </table:table-cell>
          <table:table-cell office:value-type="float" office:value="8977" calcext:value-type="float">
            <text:p>8977</text:p>
          </table:table-cell>
          <table:table-cell office:value-type="float" office:value="8741" calcext:value-type="float">
            <text:p>8741</text:p>
          </table:table-cell>
          <table:table-cell office:value-type="float" office:value="8673" calcext:value-type="float">
            <text:p>8673</text:p>
          </table:table-cell>
          <table:table-cell office:value-type="float" office:value="8616" calcext:value-type="float">
            <text:p>8616</text:p>
          </table:table-cell>
          <table:table-cell office:value-type="float" office:value="8641" calcext:value-type="float">
            <text:p>8641</text:p>
          </table:table-cell>
          <table:table-cell office:value-type="float" office:value="8375" calcext:value-type="float">
            <text:p>8375</text:p>
          </table:table-cell>
          <table:table-cell office:value-type="float" office:value="8491" calcext:value-type="float">
            <text:p>8491</text:p>
          </table:table-cell>
          <table:table-cell office:value-type="float" office:value="8401" calcext:value-type="float">
            <text:p>8401</text:p>
          </table:table-cell>
          <table:table-cell office:value-type="float" office:value="8088" calcext:value-type="float">
            <text:p>8088</text:p>
          </table:table-cell>
          <table:table-cell office:value-type="float" office:value="7888" calcext:value-type="float">
            <text:p>7888</text:p>
          </table:table-cell>
          <table:table-cell office:value-type="float" office:value="8323" calcext:value-type="float">
            <text:p>8323</text:p>
          </table:table-cell>
          <table:table-cell office:value-type="float" office:value="7855" calcext:value-type="float">
            <text:p>7855</text:p>
          </table:table-cell>
          <table:table-cell office:value-type="float" office:value="7860" calcext:value-type="float">
            <text:p>7860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4796" calcext:value-type="float">
            <text:p>4796</text:p>
          </table:table-cell>
          <table:table-cell table:formula="of:=CONCATENATE([.A14:.A253];&quot; &quot;;[.B14:.B253];&quot; &quot;;[.C14:.C253])" office:value-type="string" office:string-value="1024 27 4796" calcext:value-type="string">
            <text:p>1024 27 4796</text:p>
          </table:table-cell>
          <table:table-cell office:value-type="string" calcext:value-type="string">
            <text:p>8k</text:p>
          </table:table-cell>
          <table:table-cell office:value-type="float" office:value="9075" calcext:value-type="float">
            <text:p>9075</text:p>
          </table:table-cell>
          <table:table-cell office:value-type="float" office:value="8759" calcext:value-type="float">
            <text:p>8759</text:p>
          </table:table-cell>
          <table:table-cell office:value-type="float" office:value="8666" calcext:value-type="float">
            <text:p>8666</text:p>
          </table:table-cell>
          <table:table-cell office:value-type="float" office:value="8332" calcext:value-type="float">
            <text:p>8332</text:p>
          </table:table-cell>
          <table:table-cell office:value-type="float" office:value="8248" calcext:value-type="float">
            <text:p>8248</text:p>
          </table:table-cell>
          <table:table-cell office:value-type="float" office:value="8036" calcext:value-type="float">
            <text:p>8036</text:p>
          </table:table-cell>
          <table:table-cell office:value-type="float" office:value="8085" calcext:value-type="float">
            <text:p>8085</text:p>
          </table:table-cell>
          <table:table-cell office:value-type="float" office:value="7952" calcext:value-type="float">
            <text:p>7952</text:p>
          </table:table-cell>
          <table:table-cell office:value-type="float" office:value="7603" calcext:value-type="float">
            <text:p>7603</text:p>
          </table:table-cell>
          <table:table-cell office:value-type="float" office:value="7653" calcext:value-type="float">
            <text:p>7653</text:p>
          </table:table-cell>
          <table:table-cell office:value-type="float" office:value="7021" calcext:value-type="float">
            <text:p>7021</text:p>
          </table:table-cell>
          <table:table-cell office:value-type="float" office:value="7324" calcext:value-type="float">
            <text:p>7324</text:p>
          </table:table-cell>
          <table:table-cell office:value-type="float" office:value="6948" calcext:value-type="float">
            <text:p>6948</text:p>
          </table:table-cell>
          <table:table-cell office:value-type="float" office:value="6546" calcext:value-type="float">
            <text:p>6546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4536" calcext:value-type="float">
            <text:p>4536</text:p>
          </table:table-cell>
          <table:table-cell table:formula="of:=CONCATENATE([.A15:.A254];&quot; &quot;;[.B15:.B254];&quot; &quot;;[.C15:.C254])" office:value-type="string" office:string-value="1024 29 4536" calcext:value-type="string">
            <text:p>1024 29 4536</text:p>
          </table:table-cell>
          <table:table-cell office:value-type="string" calcext:value-type="string">
            <text:p>4k</text:p>
          </table:table-cell>
          <table:table-cell office:value-type="float" office:value="8804" calcext:value-type="float">
            <text:p>8804</text:p>
          </table:table-cell>
          <table:table-cell office:value-type="float" office:value="8425" calcext:value-type="float">
            <text:p>8425</text:p>
          </table:table-cell>
          <table:table-cell office:value-type="float" office:value="8229" calcext:value-type="float">
            <text:p>8229</text:p>
          </table:table-cell>
          <table:table-cell office:value-type="float" office:value="8066" calcext:value-type="float">
            <text:p>8066</text:p>
          </table:table-cell>
          <table:table-cell office:value-type="float" office:value="7465" calcext:value-type="float">
            <text:p>7465</text:p>
          </table:table-cell>
          <table:table-cell office:value-type="float" office:value="7091" calcext:value-type="float">
            <text:p>7091</text:p>
          </table:table-cell>
          <table:table-cell office:value-type="float" office:value="7291" calcext:value-type="float">
            <text:p>7291</text:p>
          </table:table-cell>
          <table:table-cell office:value-type="float" office:value="6553" calcext:value-type="float">
            <text:p>6553</text:p>
          </table:table-cell>
          <table:table-cell office:value-type="float" office:value="6762" calcext:value-type="float">
            <text:p>6762</text:p>
          </table:table-cell>
          <table:table-cell office:value-type="float" office:value="6333" calcext:value-type="float">
            <text:p>6333</text:p>
          </table:table-cell>
          <table:table-cell office:value-type="float" office:value="6651" calcext:value-type="float">
            <text:p>6651</text:p>
          </table:table-cell>
          <table:table-cell office:value-type="float" office:value="6409" calcext:value-type="float">
            <text:p>6409</text:p>
          </table:table-cell>
          <table:table-cell office:value-type="float" office:value="6815" calcext:value-type="float">
            <text:p>6815</text:p>
          </table:table-cell>
          <table:table-cell office:value-type="float" office:value="6313" calcext:value-type="float">
            <text:p>6313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8732" calcext:value-type="float">
            <text:p>8732</text:p>
          </table:table-cell>
          <table:table-cell table:formula="of:=CONCATENATE([.A16:.A255];&quot; &quot;;[.B16:.B255];&quot; &quot;;[.C16:.C255])" office:value-type="string" office:string-value="2048 1 8732" calcext:value-type="string">
            <text:p>2048 1 8732</text:p>
          </table:table-cell>
          <table:table-cell office:value-type="string" calcext:value-type="string">
            <text:p>2k</text:p>
          </table:table-cell>
          <table:table-cell office:value-type="float" office:value="8732" calcext:value-type="float">
            <text:p>8732</text:p>
          </table:table-cell>
          <table:table-cell office:value-type="float" office:value="8036" calcext:value-type="float">
            <text:p>8036</text:p>
          </table:table-cell>
          <table:table-cell office:value-type="float" office:value="7573" calcext:value-type="float">
            <text:p>7573</text:p>
          </table:table-cell>
          <table:table-cell office:value-type="float" office:value="6415" calcext:value-type="float">
            <text:p>6415</text:p>
          </table:table-cell>
          <table:table-cell office:value-type="float" office:value="6687" calcext:value-type="float">
            <text:p>6687</text:p>
          </table:table-cell>
          <table:table-cell office:value-type="float" office:value="5880" calcext:value-type="float">
            <text:p>5880</text:p>
          </table:table-cell>
          <table:table-cell office:value-type="float" office:value="5500" calcext:value-type="float">
            <text:p>5500</text:p>
          </table:table-cell>
          <table:table-cell office:value-type="float" office:value="5686" calcext:value-type="float">
            <text:p>5686</text:p>
          </table:table-cell>
          <table:table-cell office:value-type="float" office:value="5555" calcext:value-type="float">
            <text:p>5555</text:p>
          </table:table-cell>
          <table:table-cell office:value-type="float" office:value="9246" calcext:value-type="float">
            <text:p>9246</text:p>
          </table:table-cell>
          <table:table-cell office:value-type="float" office:value="7858" calcext:value-type="float">
            <text:p>7858</text:p>
          </table:table-cell>
          <table:table-cell office:value-type="float" office:value="7690" calcext:value-type="float">
            <text:p>7690</text:p>
          </table:table-cell>
          <table:table-cell office:value-type="float" office:value="8076" calcext:value-type="float">
            <text:p>8076</text:p>
          </table:table-cell>
          <table:table-cell office:value-type="float" office:value="8837" calcext:value-type="float">
            <text:p>8837</text:p>
          </table:table-cell>
          <table:table-cell office:value-type="float" office:value="5671" calcext:value-type="float">
            <text:p>567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" calcext:value-type="float">
            <text:p>3</text:p>
          </table:table-cell>
          <table:table-cell office:value-type="float" office:value="8036" calcext:value-type="float">
            <text:p>8036</text:p>
          </table:table-cell>
          <table:table-cell table:formula="of:=CONCATENATE([.A17:.A256];&quot; &quot;;[.B17:.B256];&quot; &quot;;[.C17:.C256])" office:value-type="string" office:string-value="2048 3 8036" calcext:value-type="string">
            <text:p>2048 3 8036</text:p>
          </table:table-cell>
          <table:table-cell office:value-type="string" calcext:value-type="string">
            <text:p>1k</text:p>
          </table:table-cell>
          <table:table-cell office:value-type="float" office:value="8563" calcext:value-type="float">
            <text:p>8563</text:p>
          </table:table-cell>
          <table:table-cell office:value-type="float" office:value="7016" calcext:value-type="float">
            <text:p>7016</text:p>
          </table:table-cell>
          <table:table-cell office:value-type="float" office:value="6296" calcext:value-type="float">
            <text:p>6296</text:p>
          </table:table-cell>
          <table:table-cell office:value-type="float" office:value="5914" calcext:value-type="float">
            <text:p>5914</text:p>
          </table:table-cell>
          <table:table-cell office:value-type="float" office:value="7709" calcext:value-type="float">
            <text:p>7709</text:p>
          </table:table-cell>
          <table:table-cell office:value-type="float" office:value="7534" calcext:value-type="float">
            <text:p>7534</text:p>
          </table:table-cell>
          <table:table-cell office:value-type="float" office:value="8425" calcext:value-type="float">
            <text:p>8425</text:p>
          </table:table-cell>
          <table:table-cell office:value-type="float" office:value="3390" calcext:value-type="float">
            <text:p>3390</text:p>
          </table:table-cell>
          <table:table-cell office:value-type="float" office:value="5185" calcext:value-type="float">
            <text:p>5185</text:p>
          </table:table-cell>
          <table:table-cell office:value-type="float" office:value="5284" calcext:value-type="float">
            <text:p>5284</text:p>
          </table:table-cell>
          <table:table-cell office:value-type="float" office:value="6221" calcext:value-type="float">
            <text:p>6221</text:p>
          </table:table-cell>
          <table:table-cell office:value-type="float" office:value="5185" calcext:value-type="float">
            <text:p>5185</text:p>
          </table:table-cell>
          <table:table-cell office:value-type="float" office:value="4320" calcext:value-type="float">
            <text:p>4320</text:p>
          </table:table-cell>
          <table:table-cell office:value-type="float" office:value="4796" calcext:value-type="float">
            <text:p>4796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" calcext:value-type="float">
            <text:p>5</text:p>
          </table:table-cell>
          <table:table-cell office:value-type="float" office:value="7573" calcext:value-type="float">
            <text:p>7573</text:p>
          </table:table-cell>
          <table:table-cell table:formula="of:=CONCATENATE([.A18:.A257];&quot; &quot;;[.B18:.B257];&quot; &quot;;[.C18:.C257])" office:value-type="string" office:string-value="2048 5 7573" calcext:value-type="string">
            <text:p>2048 5 7573</text:p>
          </table:table-cell>
          <table:table-cell table:number-columns-repeated="16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" calcext:value-type="float">
            <text:p>7</text:p>
          </table:table-cell>
          <table:table-cell office:value-type="float" office:value="6415" calcext:value-type="float">
            <text:p>6415</text:p>
          </table:table-cell>
          <table:table-cell table:formula="of:=CONCATENATE([.A19:.A258];&quot; &quot;;[.B19:.B258];&quot; &quot;;[.C19:.C258])" office:value-type="string" office:string-value="2048 7 6415" calcext:value-type="string">
            <text:p>2048 7 6415</text:p>
          </table:table-cell>
          <table:table-cell table:number-columns-repeated="16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9" calcext:value-type="float">
            <text:p>9</text:p>
          </table:table-cell>
          <table:table-cell office:value-type="float" office:value="6687" calcext:value-type="float">
            <text:p>6687</text:p>
          </table:table-cell>
          <table:table-cell table:formula="of:=CONCATENATE([.A20:.A259];&quot; &quot;;[.B20:.B259];&quot; &quot;;[.C20:.C259])" office:value-type="string" office:string-value="2048 9 6687" calcext:value-type="string">
            <text:p>2048 9 6687</text:p>
          </table:table-cell>
          <table:table-cell table:number-columns-repeated="16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" calcext:value-type="float">
            <text:p>11</text:p>
          </table:table-cell>
          <table:table-cell office:value-type="float" office:value="5880" calcext:value-type="float">
            <text:p>5880</text:p>
          </table:table-cell>
          <table:table-cell table:formula="of:=CONCATENATE([.A21:.A260];&quot; &quot;;[.B21:.B260];&quot; &quot;;[.C21:.C260])" office:value-type="string" office:string-value="2048 11 5880" calcext:value-type="string">
            <text:p>2048 11 5880</text:p>
          </table:table-cell>
          <table:table-cell table:number-columns-repeated="16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3" calcext:value-type="float">
            <text:p>13</text:p>
          </table:table-cell>
          <table:table-cell office:value-type="float" office:value="5500" calcext:value-type="float">
            <text:p>5500</text:p>
          </table:table-cell>
          <table:table-cell table:formula="of:=CONCATENATE([.A22:.A261];&quot; &quot;;[.B22:.B261];&quot; &quot;;[.C22:.C261])" office:value-type="string" office:string-value="2048 13 5500" calcext:value-type="string">
            <text:p>2048 13 5500</text:p>
          </table:table-cell>
          <table:table-cell table:number-columns-repeated="16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5686" calcext:value-type="float">
            <text:p>5686</text:p>
          </table:table-cell>
          <table:table-cell table:formula="of:=CONCATENATE([.A23:.A262];&quot; &quot;;[.B23:.B262];&quot; &quot;;[.C23:.C262])" office:value-type="string" office:string-value="2048 15 5686" calcext:value-type="string">
            <text:p>2048 15 5686</text:p>
          </table:table-cell>
          <table:table-cell table:number-columns-repeated="16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7" calcext:value-type="float">
            <text:p>17</text:p>
          </table:table-cell>
          <table:table-cell office:value-type="float" office:value="5555" calcext:value-type="float">
            <text:p>5555</text:p>
          </table:table-cell>
          <table:table-cell table:formula="of:=CONCATENATE([.A24:.A263];&quot; &quot;;[.B24:.B263];&quot; &quot;;[.C24:.C263])" office:value-type="string" office:string-value="2048 17 5555" calcext:value-type="string">
            <text:p>2048 17 5555</text:p>
          </table:table-cell>
          <table:table-cell table:number-columns-repeated="16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9" calcext:value-type="float">
            <text:p>19</text:p>
          </table:table-cell>
          <table:table-cell office:value-type="float" office:value="9246" calcext:value-type="float">
            <text:p>9246</text:p>
          </table:table-cell>
          <table:table-cell table:formula="of:=CONCATENATE([.A25:.A264];&quot; &quot;;[.B25:.B264];&quot; &quot;;[.C25:.C264])" office:value-type="string" office:string-value="2048 19 9246" calcext:value-type="string">
            <text:p>2048 19 9246</text:p>
          </table:table-cell>
          <table:table-cell table:number-columns-repeated="16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" calcext:value-type="float">
            <text:p>21</text:p>
          </table:table-cell>
          <table:table-cell office:value-type="float" office:value="7858" calcext:value-type="float">
            <text:p>7858</text:p>
          </table:table-cell>
          <table:table-cell table:formula="of:=CONCATENATE([.A26:.A265];&quot; &quot;;[.B26:.B265];&quot; &quot;;[.C26:.C265])" office:value-type="string" office:string-value="2048 21 7858" calcext:value-type="string">
            <text:p>2048 21 7858</text:p>
          </table:table-cell>
          <table:table-cell table:number-columns-repeated="16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" calcext:value-type="float">
            <text:p>23</text:p>
          </table:table-cell>
          <table:table-cell office:value-type="float" office:value="7690" calcext:value-type="float">
            <text:p>7690</text:p>
          </table:table-cell>
          <table:table-cell table:formula="of:=CONCATENATE([.A27:.A266];&quot; &quot;;[.B27:.B266];&quot; &quot;;[.C27:.C266])" office:value-type="string" office:string-value="2048 23 7690" calcext:value-type="string">
            <text:p>2048 23 7690</text:p>
          </table:table-cell>
          <table:table-cell table:number-columns-repeated="16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5" calcext:value-type="float">
            <text:p>25</text:p>
          </table:table-cell>
          <table:table-cell office:value-type="float" office:value="8076" calcext:value-type="float">
            <text:p>8076</text:p>
          </table:table-cell>
          <table:table-cell table:formula="of:=CONCATENATE([.A28:.A267];&quot; &quot;;[.B28:.B267];&quot; &quot;;[.C28:.C267])" office:value-type="string" office:string-value="2048 25 8076" calcext:value-type="string">
            <text:p>2048 25 8076</text:p>
          </table:table-cell>
          <table:table-cell table:number-columns-repeated="16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7" calcext:value-type="float">
            <text:p>27</text:p>
          </table:table-cell>
          <table:table-cell office:value-type="float" office:value="8837" calcext:value-type="float">
            <text:p>8837</text:p>
          </table:table-cell>
          <table:table-cell table:formula="of:=CONCATENATE([.A29:.A268];&quot; &quot;;[.B29:.B268];&quot; &quot;;[.C29:.C268])" office:value-type="string" office:string-value="2048 27 8837" calcext:value-type="string">
            <text:p>2048 27 8837</text:p>
          </table:table-cell>
          <table:table-cell table:number-columns-repeated="16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9" calcext:value-type="float">
            <text:p>29</text:p>
          </table:table-cell>
          <table:table-cell office:value-type="float" office:value="5671" calcext:value-type="float">
            <text:p>5671</text:p>
          </table:table-cell>
          <table:table-cell table:formula="of:=CONCATENATE([.A30:.A269];&quot; &quot;;[.B30:.B269];&quot; &quot;;[.C30:.C269])" office:value-type="string" office:string-value="2048 29 5671" calcext:value-type="string">
            <text:p>2048 29 5671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8804" calcext:value-type="float">
            <text:p>8804</text:p>
          </table:table-cell>
          <table:table-cell table:formula="of:=CONCATENATE([.A31:.A270];&quot; &quot;;[.B31:.B270];&quot; &quot;;[.C31:.C270])" office:value-type="string" office:string-value="4096 1 8804" calcext:value-type="string">
            <text:p>4096 1 8804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" calcext:value-type="float">
            <text:p>3</text:p>
          </table:table-cell>
          <table:table-cell office:value-type="float" office:value="8425" calcext:value-type="float">
            <text:p>8425</text:p>
          </table:table-cell>
          <table:table-cell table:formula="of:=CONCATENATE([.A32:.A271];&quot; &quot;;[.B32:.B271];&quot; &quot;;[.C32:.C271])" office:value-type="string" office:string-value="4096 3 8425" calcext:value-type="string">
            <text:p>4096 3 8425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5" calcext:value-type="float">
            <text:p>5</text:p>
          </table:table-cell>
          <table:table-cell office:value-type="float" office:value="8229" calcext:value-type="float">
            <text:p>8229</text:p>
          </table:table-cell>
          <table:table-cell table:formula="of:=CONCATENATE([.A33:.A272];&quot; &quot;;[.B33:.B272];&quot; &quot;;[.C33:.C272])" office:value-type="string" office:string-value="4096 5 8229" calcext:value-type="string">
            <text:p>4096 5 8229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7" calcext:value-type="float">
            <text:p>7</text:p>
          </table:table-cell>
          <table:table-cell office:value-type="float" office:value="8066" calcext:value-type="float">
            <text:p>8066</text:p>
          </table:table-cell>
          <table:table-cell table:formula="of:=CONCATENATE([.A34:.A273];&quot; &quot;;[.B34:.B273];&quot; &quot;;[.C34:.C273])" office:value-type="string" office:string-value="4096 7 8066" calcext:value-type="string">
            <text:p>4096 7 8066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9" calcext:value-type="float">
            <text:p>9</text:p>
          </table:table-cell>
          <table:table-cell office:value-type="float" office:value="7465" calcext:value-type="float">
            <text:p>7465</text:p>
          </table:table-cell>
          <table:table-cell table:formula="of:=CONCATENATE([.A35:.A274];&quot; &quot;;[.B35:.B274];&quot; &quot;;[.C35:.C274])" office:value-type="string" office:string-value="4096 9 7465" calcext:value-type="string">
            <text:p>4096 9 7465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1" calcext:value-type="float">
            <text:p>11</text:p>
          </table:table-cell>
          <table:table-cell office:value-type="float" office:value="7091" calcext:value-type="float">
            <text:p>7091</text:p>
          </table:table-cell>
          <table:table-cell table:formula="of:=CONCATENATE([.A36:.A275];&quot; &quot;;[.B36:.B275];&quot; &quot;;[.C36:.C275])" office:value-type="string" office:string-value="4096 11 7091" calcext:value-type="string">
            <text:p>4096 11 7091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3" calcext:value-type="float">
            <text:p>13</text:p>
          </table:table-cell>
          <table:table-cell office:value-type="float" office:value="7291" calcext:value-type="float">
            <text:p>7291</text:p>
          </table:table-cell>
          <table:table-cell table:formula="of:=CONCATENATE([.A37:.A276];&quot; &quot;;[.B37:.B276];&quot; &quot;;[.C37:.C276])" office:value-type="string" office:string-value="4096 13 7291" calcext:value-type="string">
            <text:p>4096 13 7291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5" calcext:value-type="float">
            <text:p>15</text:p>
          </table:table-cell>
          <table:table-cell office:value-type="float" office:value="6553" calcext:value-type="float">
            <text:p>6553</text:p>
          </table:table-cell>
          <table:table-cell table:formula="of:=CONCATENATE([.A38:.A277];&quot; &quot;;[.B38:.B277];&quot; &quot;;[.C38:.C277])" office:value-type="string" office:string-value="4096 15 6553" calcext:value-type="string">
            <text:p>4096 15 6553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7" calcext:value-type="float">
            <text:p>17</text:p>
          </table:table-cell>
          <table:table-cell office:value-type="float" office:value="6762" calcext:value-type="float">
            <text:p>6762</text:p>
          </table:table-cell>
          <table:table-cell table:formula="of:=CONCATENATE([.A39:.A278];&quot; &quot;;[.B39:.B278];&quot; &quot;;[.C39:.C278])" office:value-type="string" office:string-value="4096 17 6762" calcext:value-type="string">
            <text:p>4096 17 6762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9" calcext:value-type="float">
            <text:p>19</text:p>
          </table:table-cell>
          <table:table-cell office:value-type="float" office:value="6333" calcext:value-type="float">
            <text:p>6333</text:p>
          </table:table-cell>
          <table:table-cell table:formula="of:=CONCATENATE([.A40:.A279];&quot; &quot;;[.B40:.B279];&quot; &quot;;[.C40:.C279])" office:value-type="string" office:string-value="4096 19 6333" calcext:value-type="string">
            <text:p>4096 19 6333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1" calcext:value-type="float">
            <text:p>21</text:p>
          </table:table-cell>
          <table:table-cell office:value-type="float" office:value="6651" calcext:value-type="float">
            <text:p>6651</text:p>
          </table:table-cell>
          <table:table-cell table:formula="of:=CONCATENATE([.A41:.A280];&quot; &quot;;[.B41:.B280];&quot; &quot;;[.C41:.C280])" office:value-type="string" office:string-value="4096 21 6651" calcext:value-type="string">
            <text:p>4096 21 6651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3" calcext:value-type="float">
            <text:p>23</text:p>
          </table:table-cell>
          <table:table-cell office:value-type="float" office:value="6409" calcext:value-type="float">
            <text:p>6409</text:p>
          </table:table-cell>
          <table:table-cell table:formula="of:=CONCATENATE([.A42:.A281];&quot; &quot;;[.B42:.B281];&quot; &quot;;[.C42:.C281])" office:value-type="string" office:string-value="4096 23 6409" calcext:value-type="string">
            <text:p>4096 23 6409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5" calcext:value-type="float">
            <text:p>25</text:p>
          </table:table-cell>
          <table:table-cell office:value-type="float" office:value="6815" calcext:value-type="float">
            <text:p>6815</text:p>
          </table:table-cell>
          <table:table-cell table:formula="of:=CONCATENATE([.A43:.A282];&quot; &quot;;[.B43:.B282];&quot; &quot;;[.C43:.C282])" office:value-type="string" office:string-value="4096 25 6815" calcext:value-type="string">
            <text:p>4096 25 6815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7" calcext:value-type="float">
            <text:p>27</text:p>
          </table:table-cell>
          <table:table-cell office:value-type="float" office:value="6313" calcext:value-type="float">
            <text:p>6313</text:p>
          </table:table-cell>
          <table:table-cell table:formula="of:=CONCATENATE([.A44:.A283];&quot; &quot;;[.B44:.B283];&quot; &quot;;[.C44:.C283])" office:value-type="string" office:string-value="4096 27 6313" calcext:value-type="string">
            <text:p>4096 27 6313</text:p>
          </table:table-cell>
          <table:table-cell table:number-columns-repeated="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9" calcext:value-type="float">
            <text:p>29</text:p>
          </table:table-cell>
          <table:table-cell office:value-type="float" office:value="5711" calcext:value-type="float">
            <text:p>5711</text:p>
          </table:table-cell>
          <table:table-cell table:formula="of:=CONCATENATE([.A45:.A284];&quot; &quot;;[.B45:.B284];&quot; &quot;;[.C45:.C284])" office:value-type="string" office:string-value="4096 29 5711" calcext:value-type="string">
            <text:p>4096 29 5711</text:p>
          </table:table-cell>
          <table:table-cell table:number-columns-repeated="1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9075" calcext:value-type="float">
            <text:p>9075</text:p>
          </table:table-cell>
          <table:table-cell table:formula="of:=CONCATENATE([.A46:.A285];&quot; &quot;;[.B46:.B285];&quot; &quot;;[.C46:.C285])" office:value-type="string" office:string-value="8192 1 9075" calcext:value-type="string">
            <text:p>8192 1 9075</text:p>
          </table:table-cell>
          <table:table-cell table:number-columns-repeated="1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" calcext:value-type="float">
            <text:p>3</text:p>
          </table:table-cell>
          <table:table-cell office:value-type="float" office:value="8759" calcext:value-type="float">
            <text:p>8759</text:p>
          </table:table-cell>
          <table:table-cell table:formula="of:=CONCATENATE([.A47:.A286];&quot; &quot;;[.B47:.B286];&quot; &quot;;[.C47:.C286])" office:value-type="string" office:string-value="8192 3 8759" calcext:value-type="string">
            <text:p>8192 3 8759</text:p>
          </table:table-cell>
          <table:table-cell table:number-columns-repeated="1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office:value-type="float" office:value="8666" calcext:value-type="float">
            <text:p>8666</text:p>
          </table:table-cell>
          <table:table-cell table:formula="of:=CONCATENATE([.A48:.A287];&quot; &quot;;[.B48:.B287];&quot; &quot;;[.C48:.C287])" office:value-type="string" office:string-value="8192 5 8666" calcext:value-type="string">
            <text:p>8192 5 8666</text:p>
          </table:table-cell>
          <table:table-cell table:number-columns-repeated="1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7" calcext:value-type="float">
            <text:p>7</text:p>
          </table:table-cell>
          <table:table-cell office:value-type="float" office:value="8332" calcext:value-type="float">
            <text:p>8332</text:p>
          </table:table-cell>
          <table:table-cell table:formula="of:=CONCATENATE([.A49:.A288];&quot; &quot;;[.B49:.B288];&quot; &quot;;[.C49:.C288])" office:value-type="string" office:string-value="8192 7 8332" calcext:value-type="string">
            <text:p>8192 7 8332</text:p>
          </table:table-cell>
          <table:table-cell table:number-columns-repeated="1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9" calcext:value-type="float">
            <text:p>9</text:p>
          </table:table-cell>
          <table:table-cell office:value-type="float" office:value="8248" calcext:value-type="float">
            <text:p>8248</text:p>
          </table:table-cell>
          <table:table-cell table:formula="of:=CONCATENATE([.A50:.A289];&quot; &quot;;[.B50:.B289];&quot; &quot;;[.C50:.C289])" office:value-type="string" office:string-value="8192 9 8248" calcext:value-type="string">
            <text:p>8192 9 8248</text:p>
          </table:table-cell>
          <table:table-cell table:number-columns-repeated="1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1" calcext:value-type="float">
            <text:p>11</text:p>
          </table:table-cell>
          <table:table-cell office:value-type="float" office:value="8036" calcext:value-type="float">
            <text:p>8036</text:p>
          </table:table-cell>
          <table:table-cell table:formula="of:=CONCATENATE([.A51:.A290];&quot; &quot;;[.B51:.B290];&quot; &quot;;[.C51:.C290])" office:value-type="string" office:string-value="8192 11 8036" calcext:value-type="string">
            <text:p>8192 11 8036</text:p>
          </table:table-cell>
          <table:table-cell table:number-columns-repeated="1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3" calcext:value-type="float">
            <text:p>13</text:p>
          </table:table-cell>
          <table:table-cell office:value-type="float" office:value="8085" calcext:value-type="float">
            <text:p>8085</text:p>
          </table:table-cell>
          <table:table-cell table:formula="of:=CONCATENATE([.A52:.A291];&quot; &quot;;[.B52:.B291];&quot; &quot;;[.C52:.C291])" office:value-type="string" office:string-value="8192 13 8085" calcext:value-type="string">
            <text:p>8192 13 8085</text:p>
          </table:table-cell>
          <table:table-cell table:number-columns-repeated="1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5" calcext:value-type="float">
            <text:p>15</text:p>
          </table:table-cell>
          <table:table-cell office:value-type="float" office:value="7952" calcext:value-type="float">
            <text:p>7952</text:p>
          </table:table-cell>
          <table:table-cell table:formula="of:=CONCATENATE([.A53:.A292];&quot; &quot;;[.B53:.B292];&quot; &quot;;[.C53:.C292])" office:value-type="string" office:string-value="8192 15 7952" calcext:value-type="string">
            <text:p>8192 15 7952</text:p>
          </table:table-cell>
          <table:table-cell table:number-columns-repeated="1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7" calcext:value-type="float">
            <text:p>17</text:p>
          </table:table-cell>
          <table:table-cell office:value-type="float" office:value="7603" calcext:value-type="float">
            <text:p>7603</text:p>
          </table:table-cell>
          <table:table-cell table:formula="of:=CONCATENATE([.A54:.A293];&quot; &quot;;[.B54:.B293];&quot; &quot;;[.C54:.C293])" office:value-type="string" office:string-value="8192 17 7603" calcext:value-type="string">
            <text:p>8192 17 7603</text:p>
          </table:table-cell>
          <table:table-cell table:number-columns-repeated="1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9" calcext:value-type="float">
            <text:p>19</text:p>
          </table:table-cell>
          <table:table-cell office:value-type="float" office:value="7653" calcext:value-type="float">
            <text:p>7653</text:p>
          </table:table-cell>
          <table:table-cell table:formula="of:=CONCATENATE([.A55:.A294];&quot; &quot;;[.B55:.B294];&quot; &quot;;[.C55:.C294])" office:value-type="string" office:string-value="8192 19 7653" calcext:value-type="string">
            <text:p>8192 19 7653</text:p>
          </table:table-cell>
          <table:table-cell table:number-columns-repeated="1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1" calcext:value-type="float">
            <text:p>21</text:p>
          </table:table-cell>
          <table:table-cell office:value-type="float" office:value="7021" calcext:value-type="float">
            <text:p>7021</text:p>
          </table:table-cell>
          <table:table-cell table:formula="of:=CONCATENATE([.A56:.A295];&quot; &quot;;[.B56:.B295];&quot; &quot;;[.C56:.C295])" office:value-type="string" office:string-value="8192 21 7021" calcext:value-type="string">
            <text:p>8192 21 7021</text:p>
          </table:table-cell>
          <table:table-cell table:number-columns-repeated="1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3" calcext:value-type="float">
            <text:p>23</text:p>
          </table:table-cell>
          <table:table-cell office:value-type="float" office:value="7324" calcext:value-type="float">
            <text:p>7324</text:p>
          </table:table-cell>
          <table:table-cell table:formula="of:=CONCATENATE([.A57:.A296];&quot; &quot;;[.B57:.B296];&quot; &quot;;[.C57:.C296])" office:value-type="string" office:string-value="8192 23 7324" calcext:value-type="string">
            <text:p>8192 23 7324</text:p>
          </table:table-cell>
          <table:table-cell table:number-columns-repeated="1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5" calcext:value-type="float">
            <text:p>25</text:p>
          </table:table-cell>
          <table:table-cell office:value-type="float" office:value="6948" calcext:value-type="float">
            <text:p>6948</text:p>
          </table:table-cell>
          <table:table-cell table:formula="of:=CONCATENATE([.A58:.A297];&quot; &quot;;[.B58:.B297];&quot; &quot;;[.C58:.C297])" office:value-type="string" office:string-value="8192 25 6948" calcext:value-type="string">
            <text:p>8192 25 6948</text:p>
          </table:table-cell>
          <table:table-cell table:number-columns-repeated="1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7" calcext:value-type="float">
            <text:p>27</text:p>
          </table:table-cell>
          <table:table-cell office:value-type="float" office:value="6546" calcext:value-type="float">
            <text:p>6546</text:p>
          </table:table-cell>
          <table:table-cell table:formula="of:=CONCATENATE([.A59:.A298];&quot; &quot;;[.B59:.B298];&quot; &quot;;[.C59:.C298])" office:value-type="string" office:string-value="8192 27 6546" calcext:value-type="string">
            <text:p>8192 27 6546</text:p>
          </table:table-cell>
          <table:table-cell table:number-columns-repeated="1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9" calcext:value-type="float">
            <text:p>29</text:p>
          </table:table-cell>
          <table:table-cell office:value-type="float" office:value="6769" calcext:value-type="float">
            <text:p>6769</text:p>
          </table:table-cell>
          <table:table-cell table:formula="of:=CONCATENATE([.A60:.A299];&quot; &quot;;[.B60:.B299];&quot; &quot;;[.C60:.C299])" office:value-type="string" office:string-value="8192 29 6769" calcext:value-type="string">
            <text:p>8192 29 6769</text:p>
          </table:table-cell>
          <table:table-cell table:number-columns-repeated="16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9048" calcext:value-type="float">
            <text:p>9048</text:p>
          </table:table-cell>
          <table:table-cell table:formula="of:=CONCATENATE([.A61:.A300];&quot; &quot;;[.B61:.B300];&quot; &quot;;[.C61:.C300])" office:value-type="string" office:string-value="16384 1 9048" calcext:value-type="string">
            <text:p>16384 1 9048</text:p>
          </table:table-cell>
          <table:table-cell table:number-columns-repeated="16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" calcext:value-type="float">
            <text:p>3</text:p>
          </table:table-cell>
          <table:table-cell office:value-type="float" office:value="9017" calcext:value-type="float">
            <text:p>9017</text:p>
          </table:table-cell>
          <table:table-cell table:formula="of:=CONCATENATE([.A62:.A301];&quot; &quot;;[.B62:.B301];&quot; &quot;;[.C62:.C301])" office:value-type="string" office:string-value="16384 3 9017" calcext:value-type="string">
            <text:p>16384 3 9017</text:p>
          </table:table-cell>
          <table:table-cell table:number-columns-repeated="16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" calcext:value-type="float">
            <text:p>5</text:p>
          </table:table-cell>
          <table:table-cell office:value-type="float" office:value="8977" calcext:value-type="float">
            <text:p>8977</text:p>
          </table:table-cell>
          <table:table-cell table:formula="of:=CONCATENATE([.A63:.A302];&quot; &quot;;[.B63:.B302];&quot; &quot;;[.C63:.C302])" office:value-type="string" office:string-value="16384 5 8977" calcext:value-type="string">
            <text:p>16384 5 8977</text:p>
          </table:table-cell>
          <table:table-cell table:number-columns-repeated="16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7" calcext:value-type="float">
            <text:p>7</text:p>
          </table:table-cell>
          <table:table-cell office:value-type="float" office:value="8741" calcext:value-type="float">
            <text:p>8741</text:p>
          </table:table-cell>
          <table:table-cell table:formula="of:=CONCATENATE([.A64:.A303];&quot; &quot;;[.B64:.B303];&quot; &quot;;[.C64:.C303])" office:value-type="string" office:string-value="16384 7 8741" calcext:value-type="string">
            <text:p>16384 7 8741</text:p>
          </table:table-cell>
          <table:table-cell table:number-columns-repeated="16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9" calcext:value-type="float">
            <text:p>9</text:p>
          </table:table-cell>
          <table:table-cell office:value-type="float" office:value="8673" calcext:value-type="float">
            <text:p>8673</text:p>
          </table:table-cell>
          <table:table-cell table:formula="of:=CONCATENATE([.A65:.A304];&quot; &quot;;[.B65:.B304];&quot; &quot;;[.C65:.C304])" office:value-type="string" office:string-value="16384 9 8673" calcext:value-type="string">
            <text:p>16384 9 8673</text:p>
          </table:table-cell>
          <table:table-cell table:number-columns-repeated="16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1" calcext:value-type="float">
            <text:p>11</text:p>
          </table:table-cell>
          <table:table-cell office:value-type="float" office:value="8616" calcext:value-type="float">
            <text:p>8616</text:p>
          </table:table-cell>
          <table:table-cell table:formula="of:=CONCATENATE([.A66:.A305];&quot; &quot;;[.B66:.B305];&quot; &quot;;[.C66:.C305])" office:value-type="string" office:string-value="16384 11 8616" calcext:value-type="string">
            <text:p>16384 11 8616</text:p>
          </table:table-cell>
          <table:table-cell table:number-columns-repeated="16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" calcext:value-type="float">
            <text:p>13</text:p>
          </table:table-cell>
          <table:table-cell office:value-type="float" office:value="8641" calcext:value-type="float">
            <text:p>8641</text:p>
          </table:table-cell>
          <table:table-cell table:formula="of:=CONCATENATE([.A67:.A306];&quot; &quot;;[.B67:.B306];&quot; &quot;;[.C67:.C306])" office:value-type="string" office:string-value="16384 13 8641" calcext:value-type="string">
            <text:p>16384 13 8641</text:p>
          </table:table-cell>
          <table:table-cell table:number-columns-repeated="16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5" calcext:value-type="float">
            <text:p>15</text:p>
          </table:table-cell>
          <table:table-cell office:value-type="float" office:value="8375" calcext:value-type="float">
            <text:p>8375</text:p>
          </table:table-cell>
          <table:table-cell table:formula="of:=CONCATENATE([.A68:.A307];&quot; &quot;;[.B68:.B307];&quot; &quot;;[.C68:.C307])" office:value-type="string" office:string-value="16384 15 8375" calcext:value-type="string">
            <text:p>16384 15 8375</text:p>
          </table:table-cell>
          <table:table-cell table:number-columns-repeated="16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7" calcext:value-type="float">
            <text:p>17</text:p>
          </table:table-cell>
          <table:table-cell office:value-type="float" office:value="8491" calcext:value-type="float">
            <text:p>8491</text:p>
          </table:table-cell>
          <table:table-cell table:formula="of:=CONCATENATE([.A69:.A308];&quot; &quot;;[.B69:.B308];&quot; &quot;;[.C69:.C308])" office:value-type="string" office:string-value="16384 17 8491" calcext:value-type="string">
            <text:p>16384 17 8491</text:p>
          </table:table-cell>
          <table:table-cell table:number-columns-repeated="16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9" calcext:value-type="float">
            <text:p>19</text:p>
          </table:table-cell>
          <table:table-cell office:value-type="float" office:value="8401" calcext:value-type="float">
            <text:p>8401</text:p>
          </table:table-cell>
          <table:table-cell table:formula="of:=CONCATENATE([.A70:.A309];&quot; &quot;;[.B70:.B309];&quot; &quot;;[.C70:.C309])" office:value-type="string" office:string-value="16384 19 8401" calcext:value-type="string">
            <text:p>16384 19 8401</text:p>
          </table:table-cell>
          <table:table-cell table:number-columns-repeated="16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1" calcext:value-type="float">
            <text:p>21</text:p>
          </table:table-cell>
          <table:table-cell office:value-type="float" office:value="8088" calcext:value-type="float">
            <text:p>8088</text:p>
          </table:table-cell>
          <table:table-cell table:formula="of:=CONCATENATE([.A71:.A310];&quot; &quot;;[.B71:.B310];&quot; &quot;;[.C71:.C310])" office:value-type="string" office:string-value="16384 21 8088" calcext:value-type="string">
            <text:p>16384 21 8088</text:p>
          </table:table-cell>
          <table:table-cell table:number-columns-repeated="16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3" calcext:value-type="float">
            <text:p>23</text:p>
          </table:table-cell>
          <table:table-cell office:value-type="float" office:value="7888" calcext:value-type="float">
            <text:p>7888</text:p>
          </table:table-cell>
          <table:table-cell table:formula="of:=CONCATENATE([.A72:.A311];&quot; &quot;;[.B72:.B311];&quot; &quot;;[.C72:.C311])" office:value-type="string" office:string-value="16384 23 7888" calcext:value-type="string">
            <text:p>16384 23 7888</text:p>
          </table:table-cell>
          <table:table-cell table:number-columns-repeated="16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5" calcext:value-type="float">
            <text:p>25</text:p>
          </table:table-cell>
          <table:table-cell office:value-type="float" office:value="8323" calcext:value-type="float">
            <text:p>8323</text:p>
          </table:table-cell>
          <table:table-cell table:formula="of:=CONCATENATE([.A73:.A312];&quot; &quot;;[.B73:.B312];&quot; &quot;;[.C73:.C312])" office:value-type="string" office:string-value="16384 25 8323" calcext:value-type="string">
            <text:p>16384 25 8323</text:p>
          </table:table-cell>
          <table:table-cell table:number-columns-repeated="16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7" calcext:value-type="float">
            <text:p>27</text:p>
          </table:table-cell>
          <table:table-cell office:value-type="float" office:value="7855" calcext:value-type="float">
            <text:p>7855</text:p>
          </table:table-cell>
          <table:table-cell table:formula="of:=CONCATENATE([.A74:.A313];&quot; &quot;;[.B74:.B313];&quot; &quot;;[.C74:.C313])" office:value-type="string" office:string-value="16384 27 7855" calcext:value-type="string">
            <text:p>16384 27 7855</text:p>
          </table:table-cell>
          <table:table-cell table:number-columns-repeated="16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9" calcext:value-type="float">
            <text:p>29</text:p>
          </table:table-cell>
          <table:table-cell office:value-type="float" office:value="7860" calcext:value-type="float">
            <text:p>7860</text:p>
          </table:table-cell>
          <table:table-cell table:formula="of:=CONCATENATE([.A75:.A314];&quot; &quot;;[.B75:.B314];&quot; &quot;;[.C75:.C314])" office:value-type="string" office:string-value="16384 29 7860" calcext:value-type="string">
            <text:p>16384 29 7860</text:p>
          </table:table-cell>
          <table:table-cell table:number-columns-repeated="16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9087" calcext:value-type="float">
            <text:p>9087</text:p>
          </table:table-cell>
          <table:table-cell table:formula="of:=CONCATENATE([.A76:.A315];&quot; &quot;;[.B76:.B315];&quot; &quot;;[.C76:.C315])" office:value-type="string" office:string-value="32768 1 9087" calcext:value-type="string">
            <text:p>32768 1 9087</text:p>
          </table:table-cell>
          <table:table-cell table:number-columns-repeated="16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" calcext:value-type="float">
            <text:p>3</text:p>
          </table:table-cell>
          <table:table-cell office:value-type="float" office:value="9005" calcext:value-type="float">
            <text:p>9005</text:p>
          </table:table-cell>
          <table:table-cell table:formula="of:=CONCATENATE([.A77:.A316];&quot; &quot;;[.B77:.B316];&quot; &quot;;[.C77:.C316])" office:value-type="string" office:string-value="32768 3 9005" calcext:value-type="string">
            <text:p>32768 3 9005</text:p>
          </table:table-cell>
          <table:table-cell table:number-columns-repeated="16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" calcext:value-type="float">
            <text:p>5</text:p>
          </table:table-cell>
          <table:table-cell office:value-type="float" office:value="9026" calcext:value-type="float">
            <text:p>9026</text:p>
          </table:table-cell>
          <table:table-cell table:formula="of:=CONCATENATE([.A78:.A317];&quot; &quot;;[.B78:.B317];&quot; &quot;;[.C78:.C317])" office:value-type="string" office:string-value="32768 5 9026" calcext:value-type="string">
            <text:p>32768 5 9026</text:p>
          </table:table-cell>
          <table:table-cell table:number-columns-repeated="16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7" calcext:value-type="float">
            <text:p>7</text:p>
          </table:table-cell>
          <table:table-cell office:value-type="float" office:value="8989" calcext:value-type="float">
            <text:p>8989</text:p>
          </table:table-cell>
          <table:table-cell table:formula="of:=CONCATENATE([.A79:.A318];&quot; &quot;;[.B79:.B318];&quot; &quot;;[.C79:.C318])" office:value-type="string" office:string-value="32768 7 8989" calcext:value-type="string">
            <text:p>32768 7 8989</text:p>
          </table:table-cell>
          <table:table-cell table:number-columns-repeated="16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9" calcext:value-type="float">
            <text:p>9</text:p>
          </table:table-cell>
          <table:table-cell office:value-type="float" office:value="8868" calcext:value-type="float">
            <text:p>8868</text:p>
          </table:table-cell>
          <table:table-cell table:formula="of:=CONCATENATE([.A80:.A319];&quot; &quot;;[.B80:.B319];&quot; &quot;;[.C80:.C319])" office:value-type="string" office:string-value="32768 9 8868" calcext:value-type="string">
            <text:p>32768 9 8868</text:p>
          </table:table-cell>
          <table:table-cell table:number-columns-repeated="16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1" calcext:value-type="float">
            <text:p>11</text:p>
          </table:table-cell>
          <table:table-cell office:value-type="float" office:value="8813" calcext:value-type="float">
            <text:p>8813</text:p>
          </table:table-cell>
          <table:table-cell table:formula="of:=CONCATENATE([.A81:.A320];&quot; &quot;;[.B81:.B320];&quot; &quot;;[.C81:.C320])" office:value-type="string" office:string-value="32768 11 8813" calcext:value-type="string">
            <text:p>32768 11 8813</text:p>
          </table:table-cell>
          <table:table-cell table:number-columns-repeated="16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3" calcext:value-type="float">
            <text:p>13</text:p>
          </table:table-cell>
          <table:table-cell office:value-type="float" office:value="8949" calcext:value-type="float">
            <text:p>8949</text:p>
          </table:table-cell>
          <table:table-cell table:formula="of:=CONCATENATE([.A82:.A321];&quot; &quot;;[.B82:.B321];&quot; &quot;;[.C82:.C321])" office:value-type="string" office:string-value="32768 13 8949" calcext:value-type="string">
            <text:p>32768 13 8949</text:p>
          </table:table-cell>
          <table:table-cell table:number-columns-repeated="16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5" calcext:value-type="float">
            <text:p>15</text:p>
          </table:table-cell>
          <table:table-cell office:value-type="float" office:value="8683" calcext:value-type="float">
            <text:p>8683</text:p>
          </table:table-cell>
          <table:table-cell table:formula="of:=CONCATENATE([.A83:.A322];&quot; &quot;;[.B83:.B322];&quot; &quot;;[.C83:.C322])" office:value-type="string" office:string-value="32768 15 8683" calcext:value-type="string">
            <text:p>32768 15 8683</text:p>
          </table:table-cell>
          <table:table-cell table:number-columns-repeated="16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7" calcext:value-type="float">
            <text:p>17</text:p>
          </table:table-cell>
          <table:table-cell office:value-type="float" office:value="8554" calcext:value-type="float">
            <text:p>8554</text:p>
          </table:table-cell>
          <table:table-cell table:formula="of:=CONCATENATE([.A84:.A323];&quot; &quot;;[.B84:.B323];&quot; &quot;;[.C84:.C323])" office:value-type="string" office:string-value="32768 17 8554" calcext:value-type="string">
            <text:p>32768 17 8554</text:p>
          </table:table-cell>
          <table:table-cell table:number-columns-repeated="16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9" calcext:value-type="float">
            <text:p>19</text:p>
          </table:table-cell>
          <table:table-cell office:value-type="float" office:value="8695" calcext:value-type="float">
            <text:p>8695</text:p>
          </table:table-cell>
          <table:table-cell table:formula="of:=CONCATENATE([.A85:.A324];&quot; &quot;;[.B85:.B324];&quot; &quot;;[.C85:.C324])" office:value-type="string" office:string-value="32768 19 8695" calcext:value-type="string">
            <text:p>32768 19 8695</text:p>
          </table:table-cell>
          <table:table-cell table:number-columns-repeated="16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1" calcext:value-type="float">
            <text:p>21</text:p>
          </table:table-cell>
          <table:table-cell office:value-type="float" office:value="8641" calcext:value-type="float">
            <text:p>8641</text:p>
          </table:table-cell>
          <table:table-cell table:formula="of:=CONCATENATE([.A86:.A325];&quot; &quot;;[.B86:.B325];&quot; &quot;;[.C86:.C325])" office:value-type="string" office:string-value="32768 21 8641" calcext:value-type="string">
            <text:p>32768 21 8641</text:p>
          </table:table-cell>
          <table:table-cell table:number-columns-repeated="16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3" calcext:value-type="float">
            <text:p>23</text:p>
          </table:table-cell>
          <table:table-cell office:value-type="float" office:value="8706" calcext:value-type="float">
            <text:p>8706</text:p>
          </table:table-cell>
          <table:table-cell table:formula="of:=CONCATENATE([.A87:.A326];&quot; &quot;;[.B87:.B326];&quot; &quot;;[.C87:.C326])" office:value-type="string" office:string-value="32768 23 8706" calcext:value-type="string">
            <text:p>32768 23 8706</text:p>
          </table:table-cell>
          <table:table-cell table:number-columns-repeated="16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5" calcext:value-type="float">
            <text:p>25</text:p>
          </table:table-cell>
          <table:table-cell office:value-type="float" office:value="8532" calcext:value-type="float">
            <text:p>8532</text:p>
          </table:table-cell>
          <table:table-cell table:formula="of:=CONCATENATE([.A88:.A327];&quot; &quot;;[.B88:.B327];&quot; &quot;;[.C88:.C327])" office:value-type="string" office:string-value="32768 25 8532" calcext:value-type="string">
            <text:p>32768 25 8532</text:p>
          </table:table-cell>
          <table:table-cell table:number-columns-repeated="16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7" calcext:value-type="float">
            <text:p>27</text:p>
          </table:table-cell>
          <table:table-cell office:value-type="float" office:value="8591" calcext:value-type="float">
            <text:p>8591</text:p>
          </table:table-cell>
          <table:table-cell table:formula="of:=CONCATENATE([.A89:.A328];&quot; &quot;;[.B89:.B328];&quot; &quot;;[.C89:.C328])" office:value-type="string" office:string-value="32768 27 8591" calcext:value-type="string">
            <text:p>32768 27 8591</text:p>
          </table:table-cell>
          <table:table-cell table:number-columns-repeated="16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9" calcext:value-type="float">
            <text:p>29</text:p>
          </table:table-cell>
          <table:table-cell office:value-type="float" office:value="8459" calcext:value-type="float">
            <text:p>8459</text:p>
          </table:table-cell>
          <table:table-cell table:formula="of:=CONCATENATE([.A90:.A329];&quot; &quot;;[.B90:.B329];&quot; &quot;;[.C90:.C329])" office:value-type="string" office:string-value="32768 29 8459" calcext:value-type="string">
            <text:p>32768 29 8459</text:p>
          </table:table-cell>
          <table:table-cell table:number-columns-repeated="16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9116" calcext:value-type="float">
            <text:p>9116</text:p>
          </table:table-cell>
          <table:table-cell table:formula="of:=CONCATENATE([.A91:.A330];&quot; &quot;;[.B91:.B330];&quot; &quot;;[.C91:.C330])" office:value-type="string" office:string-value="65536 1 9116" calcext:value-type="string">
            <text:p>65536 1 9116</text:p>
          </table:table-cell>
          <table:table-cell table:number-columns-repeated="16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8856" calcext:value-type="float">
            <text:p>8856</text:p>
          </table:table-cell>
          <table:table-cell table:formula="of:=CONCATENATE([.A92:.A331];&quot; &quot;;[.B92:.B331];&quot; &quot;;[.C92:.C331])" office:value-type="string" office:string-value="65536 3 8856" calcext:value-type="string">
            <text:p>65536 3 8856</text:p>
          </table:table-cell>
          <table:table-cell table:number-columns-repeated="16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" calcext:value-type="float">
            <text:p>5</text:p>
          </table:table-cell>
          <table:table-cell office:value-type="float" office:value="8685" calcext:value-type="float">
            <text:p>8685</text:p>
          </table:table-cell>
          <table:table-cell table:formula="of:=CONCATENATE([.A93:.A332];&quot; &quot;;[.B93:.B332];&quot; &quot;;[.C93:.C332])" office:value-type="string" office:string-value="65536 5 8685" calcext:value-type="string">
            <text:p>65536 5 8685</text:p>
          </table:table-cell>
          <table:table-cell table:number-columns-repeated="16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7" calcext:value-type="float">
            <text:p>7</text:p>
          </table:table-cell>
          <table:table-cell office:value-type="float" office:value="8686" calcext:value-type="float">
            <text:p>8686</text:p>
          </table:table-cell>
          <table:table-cell table:formula="of:=CONCATENATE([.A94:.A333];&quot; &quot;;[.B94:.B333];&quot; &quot;;[.C94:.C333])" office:value-type="string" office:string-value="65536 7 8686" calcext:value-type="string">
            <text:p>65536 7 8686</text:p>
          </table:table-cell>
          <table:table-cell table:number-columns-repeated="16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9" calcext:value-type="float">
            <text:p>9</text:p>
          </table:table-cell>
          <table:table-cell office:value-type="float" office:value="8650" calcext:value-type="float">
            <text:p>8650</text:p>
          </table:table-cell>
          <table:table-cell table:formula="of:=CONCATENATE([.A95:.A334];&quot; &quot;;[.B95:.B334];&quot; &quot;;[.C95:.C334])" office:value-type="string" office:string-value="65536 9 8650" calcext:value-type="string">
            <text:p>65536 9 8650</text:p>
          </table:table-cell>
          <table:table-cell table:number-columns-repeated="16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1" calcext:value-type="float">
            <text:p>11</text:p>
          </table:table-cell>
          <table:table-cell office:value-type="float" office:value="8429" calcext:value-type="float">
            <text:p>8429</text:p>
          </table:table-cell>
          <table:table-cell table:formula="of:=CONCATENATE([.A96:.A335];&quot; &quot;;[.B96:.B335];&quot; &quot;;[.C96:.C335])" office:value-type="string" office:string-value="65536 11 8429" calcext:value-type="string">
            <text:p>65536 11 8429</text:p>
          </table:table-cell>
          <table:table-cell table:number-columns-repeated="16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3" calcext:value-type="float">
            <text:p>13</text:p>
          </table:table-cell>
          <table:table-cell office:value-type="float" office:value="8107" calcext:value-type="float">
            <text:p>8107</text:p>
          </table:table-cell>
          <table:table-cell table:formula="of:=CONCATENATE([.A97:.A336];&quot; &quot;;[.B97:.B336];&quot; &quot;;[.C97:.C336])" office:value-type="string" office:string-value="65536 13 8107" calcext:value-type="string">
            <text:p>65536 13 8107</text:p>
          </table:table-cell>
          <table:table-cell table:number-columns-repeated="16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5" calcext:value-type="float">
            <text:p>15</text:p>
          </table:table-cell>
          <table:table-cell office:value-type="float" office:value="7451" calcext:value-type="float">
            <text:p>7451</text:p>
          </table:table-cell>
          <table:table-cell table:formula="of:=CONCATENATE([.A98:.A337];&quot; &quot;;[.B98:.B337];&quot; &quot;;[.C98:.C337])" office:value-type="string" office:string-value="65536 15 7451" calcext:value-type="string">
            <text:p>65536 15 7451</text:p>
          </table:table-cell>
          <table:table-cell table:number-columns-repeated="16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7" calcext:value-type="float">
            <text:p>17</text:p>
          </table:table-cell>
          <table:table-cell office:value-type="float" office:value="7210" calcext:value-type="float">
            <text:p>7210</text:p>
          </table:table-cell>
          <table:table-cell table:formula="of:=CONCATENATE([.A99:.A338];&quot; &quot;;[.B99:.B338];&quot; &quot;;[.C99:.C338])" office:value-type="string" office:string-value="65536 17 7210" calcext:value-type="string">
            <text:p>65536 17 7210</text:p>
          </table:table-cell>
          <table:table-cell table:number-columns-repeated="16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9" calcext:value-type="float">
            <text:p>19</text:p>
          </table:table-cell>
          <table:table-cell office:value-type="float" office:value="7187" calcext:value-type="float">
            <text:p>7187</text:p>
          </table:table-cell>
          <table:table-cell table:formula="of:=CONCATENATE([.A100:.A339];&quot; &quot;;[.B100:.B339];&quot; &quot;;[.C100:.C339])" office:value-type="string" office:string-value="65536 19 7187" calcext:value-type="string">
            <text:p>65536 19 7187</text:p>
          </table:table-cell>
          <table:table-cell table:number-columns-repeated="16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1" calcext:value-type="float">
            <text:p>21</text:p>
          </table:table-cell>
          <table:table-cell office:value-type="float" office:value="7393" calcext:value-type="float">
            <text:p>7393</text:p>
          </table:table-cell>
          <table:table-cell table:formula="of:=CONCATENATE([.A101:.A340];&quot; &quot;;[.B101:.B340];&quot; &quot;;[.C101:.C340])" office:value-type="string" office:string-value="65536 21 7393" calcext:value-type="string">
            <text:p>65536 21 7393</text:p>
          </table:table-cell>
          <table:table-cell table:number-columns-repeated="16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3" calcext:value-type="float">
            <text:p>23</text:p>
          </table:table-cell>
          <table:table-cell office:value-type="float" office:value="7614" calcext:value-type="float">
            <text:p>7614</text:p>
          </table:table-cell>
          <table:table-cell table:formula="of:=CONCATENATE([.A102:.A341];&quot; &quot;;[.B102:.B341];&quot; &quot;;[.C102:.C341])" office:value-type="string" office:string-value="65536 23 7614" calcext:value-type="string">
            <text:p>65536 23 7614</text:p>
          </table:table-cell>
          <table:table-cell table:number-columns-repeated="16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5" calcext:value-type="float">
            <text:p>25</text:p>
          </table:table-cell>
          <table:table-cell office:value-type="float" office:value="8012" calcext:value-type="float">
            <text:p>8012</text:p>
          </table:table-cell>
          <table:table-cell table:formula="of:=CONCATENATE([.A103:.A342];&quot; &quot;;[.B103:.B342];&quot; &quot;;[.C103:.C342])" office:value-type="string" office:string-value="65536 25 8012" calcext:value-type="string">
            <text:p>65536 25 8012</text:p>
          </table:table-cell>
          <table:table-cell table:number-columns-repeated="16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7" calcext:value-type="float">
            <text:p>27</text:p>
          </table:table-cell>
          <table:table-cell office:value-type="float" office:value="8257" calcext:value-type="float">
            <text:p>8257</text:p>
          </table:table-cell>
          <table:table-cell table:formula="of:=CONCATENATE([.A104:.A343];&quot; &quot;;[.B104:.B343];&quot; &quot;;[.C104:.C343])" office:value-type="string" office:string-value="65536 27 8257" calcext:value-type="string">
            <text:p>65536 27 8257</text:p>
          </table:table-cell>
          <table:table-cell table:number-columns-repeated="16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9" calcext:value-type="float">
            <text:p>29</text:p>
          </table:table-cell>
          <table:table-cell office:value-type="float" office:value="8846" calcext:value-type="float">
            <text:p>8846</text:p>
          </table:table-cell>
          <table:table-cell table:formula="of:=CONCATENATE([.A105:.A344];&quot; &quot;;[.B105:.B344];&quot; &quot;;[.C105:.C344])" office:value-type="string" office:string-value="65536 29 8846" calcext:value-type="string">
            <text:p>65536 29 8846</text:p>
          </table:table-cell>
          <table:table-cell table:number-columns-repeated="16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9112" calcext:value-type="float">
            <text:p>9112</text:p>
          </table:table-cell>
          <table:table-cell table:formula="of:=CONCATENATE([.A106:.A345];&quot; &quot;;[.B106:.B345];&quot; &quot;;[.C106:.C345])" office:value-type="string" office:string-value="131072 1 9112" calcext:value-type="string">
            <text:p>131072 1 9112</text:p>
          </table:table-cell>
          <table:table-cell table:number-columns-repeated="16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office:value-type="float" office:value="8884" calcext:value-type="float">
            <text:p>8884</text:p>
          </table:table-cell>
          <table:table-cell table:formula="of:=CONCATENATE([.A107:.A346];&quot; &quot;;[.B107:.B346];&quot; &quot;;[.C107:.C346])" office:value-type="string" office:string-value="131072 3 8884" calcext:value-type="string">
            <text:p>131072 3 8884</text:p>
          </table:table-cell>
          <table:table-cell table:number-columns-repeated="16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office:value-type="float" office:value="8661" calcext:value-type="float">
            <text:p>8661</text:p>
          </table:table-cell>
          <table:table-cell table:formula="of:=CONCATENATE([.A108:.A347];&quot; &quot;;[.B108:.B347];&quot; &quot;;[.C108:.C347])" office:value-type="string" office:string-value="131072 5 8661" calcext:value-type="string">
            <text:p>131072 5 8661</text:p>
          </table:table-cell>
          <table:table-cell table:number-columns-repeated="16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7" calcext:value-type="float">
            <text:p>7</text:p>
          </table:table-cell>
          <table:table-cell office:value-type="float" office:value="8518" calcext:value-type="float">
            <text:p>8518</text:p>
          </table:table-cell>
          <table:table-cell table:formula="of:=CONCATENATE([.A109:.A348];&quot; &quot;;[.B109:.B348];&quot; &quot;;[.C109:.C348])" office:value-type="string" office:string-value="131072 7 8518" calcext:value-type="string">
            <text:p>131072 7 8518</text:p>
          </table:table-cell>
          <table:table-cell table:number-columns-repeated="16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9" calcext:value-type="float">
            <text:p>9</text:p>
          </table:table-cell>
          <table:table-cell office:value-type="float" office:value="8389" calcext:value-type="float">
            <text:p>8389</text:p>
          </table:table-cell>
          <table:table-cell table:formula="of:=CONCATENATE([.A110:.A349];&quot; &quot;;[.B110:.B349];&quot; &quot;;[.C110:.C349])" office:value-type="string" office:string-value="131072 9 8389" calcext:value-type="string">
            <text:p>131072 9 8389</text:p>
          </table:table-cell>
          <table:table-cell table:number-columns-repeated="16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" calcext:value-type="float">
            <text:p>11</text:p>
          </table:table-cell>
          <table:table-cell office:value-type="float" office:value="7969" calcext:value-type="float">
            <text:p>7969</text:p>
          </table:table-cell>
          <table:table-cell table:formula="of:=CONCATENATE([.A111:.A350];&quot; &quot;;[.B111:.B350];&quot; &quot;;[.C111:.C350])" office:value-type="string" office:string-value="131072 11 7969" calcext:value-type="string">
            <text:p>131072 11 7969</text:p>
          </table:table-cell>
          <table:table-cell table:number-columns-repeated="16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3" calcext:value-type="float">
            <text:p>13</text:p>
          </table:table-cell>
          <table:table-cell office:value-type="float" office:value="7117" calcext:value-type="float">
            <text:p>7117</text:p>
          </table:table-cell>
          <table:table-cell table:formula="of:=CONCATENATE([.A112:.A351];&quot; &quot;;[.B112:.B351];&quot; &quot;;[.C112:.C351])" office:value-type="string" office:string-value="131072 13 7117" calcext:value-type="string">
            <text:p>131072 13 7117</text:p>
          </table:table-cell>
          <table:table-cell table:number-columns-repeated="16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5" calcext:value-type="float">
            <text:p>15</text:p>
          </table:table-cell>
          <table:table-cell office:value-type="float" office:value="6547" calcext:value-type="float">
            <text:p>6547</text:p>
          </table:table-cell>
          <table:table-cell table:formula="of:=CONCATENATE([.A113:.A352];&quot; &quot;;[.B113:.B352];&quot; &quot;;[.C113:.C352])" office:value-type="string" office:string-value="131072 15 6547" calcext:value-type="string">
            <text:p>131072 15 6547</text:p>
          </table:table-cell>
          <table:table-cell table:number-columns-repeated="16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7" calcext:value-type="float">
            <text:p>17</text:p>
          </table:table-cell>
          <table:table-cell office:value-type="float" office:value="6394" calcext:value-type="float">
            <text:p>6394</text:p>
          </table:table-cell>
          <table:table-cell table:formula="of:=CONCATENATE([.A114:.A353];&quot; &quot;;[.B114:.B353];&quot; &quot;;[.C114:.C353])" office:value-type="string" office:string-value="131072 17 6394" calcext:value-type="string">
            <text:p>131072 17 6394</text:p>
          </table:table-cell>
          <table:table-cell table:number-columns-repeated="16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9" calcext:value-type="float">
            <text:p>19</text:p>
          </table:table-cell>
          <table:table-cell office:value-type="float" office:value="6451" calcext:value-type="float">
            <text:p>6451</text:p>
          </table:table-cell>
          <table:table-cell table:formula="of:=CONCATENATE([.A115:.A354];&quot; &quot;;[.B115:.B354];&quot; &quot;;[.C115:.C354])" office:value-type="string" office:string-value="131072 19 6451" calcext:value-type="string">
            <text:p>131072 19 6451</text:p>
          </table:table-cell>
          <table:table-cell table:number-columns-repeated="16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1" calcext:value-type="float">
            <text:p>21</text:p>
          </table:table-cell>
          <table:table-cell office:value-type="float" office:value="6247" calcext:value-type="float">
            <text:p>6247</text:p>
          </table:table-cell>
          <table:table-cell table:formula="of:=CONCATENATE([.A116:.A355];&quot; &quot;;[.B116:.B355];&quot; &quot;;[.C116:.C355])" office:value-type="string" office:string-value="131072 21 6247" calcext:value-type="string">
            <text:p>131072 21 6247</text:p>
          </table:table-cell>
          <table:table-cell table:number-columns-repeated="16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3" calcext:value-type="float">
            <text:p>23</text:p>
          </table:table-cell>
          <table:table-cell office:value-type="float" office:value="6339" calcext:value-type="float">
            <text:p>6339</text:p>
          </table:table-cell>
          <table:table-cell table:formula="of:=CONCATENATE([.A117:.A356];&quot; &quot;;[.B117:.B356];&quot; &quot;;[.C117:.C356])" office:value-type="string" office:string-value="131072 23 6339" calcext:value-type="string">
            <text:p>131072 23 6339</text:p>
          </table:table-cell>
          <table:table-cell table:number-columns-repeated="16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5" calcext:value-type="float">
            <text:p>25</text:p>
          </table:table-cell>
          <table:table-cell office:value-type="float" office:value="6392" calcext:value-type="float">
            <text:p>6392</text:p>
          </table:table-cell>
          <table:table-cell table:formula="of:=CONCATENATE([.A118:.A357];&quot; &quot;;[.B118:.B357];&quot; &quot;;[.C118:.C357])" office:value-type="string" office:string-value="131072 25 6392" calcext:value-type="string">
            <text:p>131072 25 6392</text:p>
          </table:table-cell>
          <table:table-cell table:number-columns-repeated="16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7" calcext:value-type="float">
            <text:p>27</text:p>
          </table:table-cell>
          <table:table-cell office:value-type="float" office:value="6329" calcext:value-type="float">
            <text:p>6329</text:p>
          </table:table-cell>
          <table:table-cell table:formula="of:=CONCATENATE([.A119:.A358];&quot; &quot;;[.B119:.B358];&quot; &quot;;[.C119:.C358])" office:value-type="string" office:string-value="131072 27 6329" calcext:value-type="string">
            <text:p>131072 27 6329</text:p>
          </table:table-cell>
          <table:table-cell table:number-columns-repeated="16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9" calcext:value-type="float">
            <text:p>29</text:p>
          </table:table-cell>
          <table:table-cell office:value-type="float" office:value="6291" calcext:value-type="float">
            <text:p>6291</text:p>
          </table:table-cell>
          <table:table-cell table:formula="of:=CONCATENATE([.A120:.A359];&quot; &quot;;[.B120:.B359];&quot; &quot;;[.C120:.C359])" office:value-type="string" office:string-value="131072 29 6291" calcext:value-type="string">
            <text:p>131072 29 6291</text:p>
          </table:table-cell>
          <table:table-cell table:number-columns-repeated="1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9399" calcext:value-type="float">
            <text:p>9399</text:p>
          </table:table-cell>
          <table:table-cell table:formula="of:=CONCATENATE([.A121:.A360];&quot; &quot;;[.B121:.B360];&quot; &quot;;[.C121:.C360])" office:value-type="string" office:string-value="262144 1 9399" calcext:value-type="string">
            <text:p>262144 1 9399</text:p>
          </table:table-cell>
          <table:table-cell table:number-columns-repeated="1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" calcext:value-type="float">
            <text:p>3</text:p>
          </table:table-cell>
          <table:table-cell office:value-type="float" office:value="9078" calcext:value-type="float">
            <text:p>9078</text:p>
          </table:table-cell>
          <table:table-cell table:formula="of:=CONCATENATE([.A122:.A361];&quot; &quot;;[.B122:.B361];&quot; &quot;;[.C122:.C361])" office:value-type="string" office:string-value="262144 3 9078" calcext:value-type="string">
            <text:p>262144 3 9078</text:p>
          </table:table-cell>
          <table:table-cell table:number-columns-repeated="1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" calcext:value-type="float">
            <text:p>5</text:p>
          </table:table-cell>
          <table:table-cell office:value-type="float" office:value="8760" calcext:value-type="float">
            <text:p>8760</text:p>
          </table:table-cell>
          <table:table-cell table:formula="of:=CONCATENATE([.A123:.A362];&quot; &quot;;[.B123:.B362];&quot; &quot;;[.C123:.C362])" office:value-type="string" office:string-value="262144 5 8760" calcext:value-type="string">
            <text:p>262144 5 8760</text:p>
          </table:table-cell>
          <table:table-cell table:number-columns-repeated="1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7" calcext:value-type="float">
            <text:p>7</text:p>
          </table:table-cell>
          <table:table-cell office:value-type="float" office:value="8407" calcext:value-type="float">
            <text:p>8407</text:p>
          </table:table-cell>
          <table:table-cell table:formula="of:=CONCATENATE([.A124:.A363];&quot; &quot;;[.B124:.B363];&quot; &quot;;[.C124:.C363])" office:value-type="string" office:string-value="262144 7 8407" calcext:value-type="string">
            <text:p>262144 7 8407</text:p>
          </table:table-cell>
          <table:table-cell table:number-columns-repeated="1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9" calcext:value-type="float">
            <text:p>9</text:p>
          </table:table-cell>
          <table:table-cell office:value-type="float" office:value="7941" calcext:value-type="float">
            <text:p>7941</text:p>
          </table:table-cell>
          <table:table-cell table:formula="of:=CONCATENATE([.A125:.A364];&quot; &quot;;[.B125:.B364];&quot; &quot;;[.C125:.C364])" office:value-type="string" office:string-value="262144 9 7941" calcext:value-type="string">
            <text:p>262144 9 7941</text:p>
          </table:table-cell>
          <table:table-cell table:number-columns-repeated="1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1" calcext:value-type="float">
            <text:p>11</text:p>
          </table:table-cell>
          <table:table-cell office:value-type="float" office:value="7222" calcext:value-type="float">
            <text:p>7222</text:p>
          </table:table-cell>
          <table:table-cell table:formula="of:=CONCATENATE([.A126:.A365];&quot; &quot;;[.B126:.B365];&quot; &quot;;[.C126:.C365])" office:value-type="string" office:string-value="262144 11 7222" calcext:value-type="string">
            <text:p>262144 11 7222</text:p>
          </table:table-cell>
          <table:table-cell table:number-columns-repeated="1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3" calcext:value-type="float">
            <text:p>13</text:p>
          </table:table-cell>
          <table:table-cell office:value-type="float" office:value="6588" calcext:value-type="float">
            <text:p>6588</text:p>
          </table:table-cell>
          <table:table-cell table:formula="of:=CONCATENATE([.A127:.A366];&quot; &quot;;[.B127:.B366];&quot; &quot;;[.C127:.C366])" office:value-type="string" office:string-value="262144 13 6588" calcext:value-type="string">
            <text:p>262144 13 6588</text:p>
          </table:table-cell>
          <table:table-cell table:number-columns-repeated="1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5" calcext:value-type="float">
            <text:p>15</text:p>
          </table:table-cell>
          <table:table-cell office:value-type="float" office:value="6004" calcext:value-type="float">
            <text:p>6004</text:p>
          </table:table-cell>
          <table:table-cell table:formula="of:=CONCATENATE([.A128:.A367];&quot; &quot;;[.B128:.B367];&quot; &quot;;[.C128:.C367])" office:value-type="string" office:string-value="262144 15 6004" calcext:value-type="string">
            <text:p>262144 15 6004</text:p>
          </table:table-cell>
          <table:table-cell table:number-columns-repeated="1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7" calcext:value-type="float">
            <text:p>17</text:p>
          </table:table-cell>
          <table:table-cell office:value-type="float" office:value="5625" calcext:value-type="float">
            <text:p>5625</text:p>
          </table:table-cell>
          <table:table-cell table:formula="of:=CONCATENATE([.A129:.A368];&quot; &quot;;[.B129:.B368];&quot; &quot;;[.C129:.C368])" office:value-type="string" office:string-value="262144 17 5625" calcext:value-type="string">
            <text:p>262144 17 5625</text:p>
          </table:table-cell>
          <table:table-cell table:number-columns-repeated="1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9" calcext:value-type="float">
            <text:p>19</text:p>
          </table:table-cell>
          <table:table-cell office:value-type="float" office:value="5632" calcext:value-type="float">
            <text:p>5632</text:p>
          </table:table-cell>
          <table:table-cell table:formula="of:=CONCATENATE([.A130:.A369];&quot; &quot;;[.B130:.B369];&quot; &quot;;[.C130:.C369])" office:value-type="string" office:string-value="262144 19 5632" calcext:value-type="string">
            <text:p>262144 19 5632</text:p>
          </table:table-cell>
          <table:table-cell table:number-columns-repeated="1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1" calcext:value-type="float">
            <text:p>21</text:p>
          </table:table-cell>
          <table:table-cell office:value-type="float" office:value="5600" calcext:value-type="float">
            <text:p>5600</text:p>
          </table:table-cell>
          <table:table-cell table:formula="of:=CONCATENATE([.A131:.A370];&quot; &quot;;[.B131:.B370];&quot; &quot;;[.C131:.C370])" office:value-type="string" office:string-value="262144 21 5600" calcext:value-type="string">
            <text:p>262144 21 5600</text:p>
          </table:table-cell>
          <table:table-cell table:number-columns-repeated="1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3" calcext:value-type="float">
            <text:p>23</text:p>
          </table:table-cell>
          <table:table-cell office:value-type="float" office:value="5415" calcext:value-type="float">
            <text:p>5415</text:p>
          </table:table-cell>
          <table:table-cell table:formula="of:=CONCATENATE([.A132:.A371];&quot; &quot;;[.B132:.B371];&quot; &quot;;[.C132:.C371])" office:value-type="string" office:string-value="262144 23 5415" calcext:value-type="string">
            <text:p>262144 23 5415</text:p>
          </table:table-cell>
          <table:table-cell table:number-columns-repeated="1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5" calcext:value-type="float">
            <text:p>25</text:p>
          </table:table-cell>
          <table:table-cell office:value-type="float" office:value="5363" calcext:value-type="float">
            <text:p>5363</text:p>
          </table:table-cell>
          <table:table-cell table:formula="of:=CONCATENATE([.A133:.A372];&quot; &quot;;[.B133:.B372];&quot; &quot;;[.C133:.C372])" office:value-type="string" office:string-value="262144 25 5363" calcext:value-type="string">
            <text:p>262144 25 5363</text:p>
          </table:table-cell>
          <table:table-cell table:number-columns-repeated="1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7" calcext:value-type="float">
            <text:p>27</text:p>
          </table:table-cell>
          <table:table-cell office:value-type="float" office:value="5536" calcext:value-type="float">
            <text:p>5536</text:p>
          </table:table-cell>
          <table:table-cell table:formula="of:=CONCATENATE([.A134:.A373];&quot; &quot;;[.B134:.B373];&quot; &quot;;[.C134:.C373])" office:value-type="string" office:string-value="262144 27 5536" calcext:value-type="string">
            <text:p>262144 27 5536</text:p>
          </table:table-cell>
          <table:table-cell table:number-columns-repeated="16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9" calcext:value-type="float">
            <text:p>29</text:p>
          </table:table-cell>
          <table:table-cell office:value-type="float" office:value="5568" calcext:value-type="float">
            <text:p>5568</text:p>
          </table:table-cell>
          <table:table-cell table:formula="of:=CONCATENATE([.A135:.A374];&quot; &quot;;[.B135:.B374];&quot; &quot;;[.C135:.C374])" office:value-type="string" office:string-value="262144 29 5568" calcext:value-type="string">
            <text:p>262144 29 5568</text:p>
          </table:table-cell>
          <table:table-cell table:number-columns-repeated="16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9119" calcext:value-type="float">
            <text:p>9119</text:p>
          </table:table-cell>
          <table:table-cell table:formula="of:=CONCATENATE([.A136:.A375];&quot; &quot;;[.B136:.B375];&quot; &quot;;[.C136:.C375])" office:value-type="string" office:string-value="524288 1 9119" calcext:value-type="string">
            <text:p>524288 1 9119</text:p>
          </table:table-cell>
          <table:table-cell table:number-columns-repeated="16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" calcext:value-type="float">
            <text:p>3</text:p>
          </table:table-cell>
          <table:table-cell office:value-type="float" office:value="8708" calcext:value-type="float">
            <text:p>8708</text:p>
          </table:table-cell>
          <table:table-cell table:formula="of:=CONCATENATE([.A137:.A376];&quot; &quot;;[.B137:.B376];&quot; &quot;;[.C137:.C376])" office:value-type="string" office:string-value="524288 3 8708" calcext:value-type="string">
            <text:p>524288 3 8708</text:p>
          </table:table-cell>
          <table:table-cell table:number-columns-repeated="16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" calcext:value-type="float">
            <text:p>5</text:p>
          </table:table-cell>
          <table:table-cell office:value-type="float" office:value="8249" calcext:value-type="float">
            <text:p>8249</text:p>
          </table:table-cell>
          <table:table-cell table:formula="of:=CONCATENATE([.A138:.A377];&quot; &quot;;[.B138:.B377];&quot; &quot;;[.C138:.C377])" office:value-type="string" office:string-value="524288 5 8249" calcext:value-type="string">
            <text:p>524288 5 8249</text:p>
          </table:table-cell>
          <table:table-cell table:number-columns-repeated="16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7" calcext:value-type="float">
            <text:p>7</text:p>
          </table:table-cell>
          <table:table-cell office:value-type="float" office:value="7448" calcext:value-type="float">
            <text:p>7448</text:p>
          </table:table-cell>
          <table:table-cell table:formula="of:=CONCATENATE([.A139:.A378];&quot; &quot;;[.B139:.B378];&quot; &quot;;[.C139:.C378])" office:value-type="string" office:string-value="524288 7 7448" calcext:value-type="string">
            <text:p>524288 7 7448</text:p>
          </table:table-cell>
          <table:table-cell table:number-columns-repeated="16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9" calcext:value-type="float">
            <text:p>9</text:p>
          </table:table-cell>
          <table:table-cell office:value-type="float" office:value="6350" calcext:value-type="float">
            <text:p>6350</text:p>
          </table:table-cell>
          <table:table-cell table:formula="of:=CONCATENATE([.A140:.A379];&quot; &quot;;[.B140:.B379];&quot; &quot;;[.C140:.C379])" office:value-type="string" office:string-value="524288 9 6350" calcext:value-type="string">
            <text:p>524288 9 6350</text:p>
          </table:table-cell>
          <table:table-cell table:number-columns-repeated="16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1" calcext:value-type="float">
            <text:p>11</text:p>
          </table:table-cell>
          <table:table-cell office:value-type="float" office:value="5363" calcext:value-type="float">
            <text:p>5363</text:p>
          </table:table-cell>
          <table:table-cell table:formula="of:=CONCATENATE([.A141:.A380];&quot; &quot;;[.B141:.B380];&quot; &quot;;[.C141:.C380])" office:value-type="string" office:string-value="524288 11 5363" calcext:value-type="string">
            <text:p>524288 11 5363</text:p>
          </table:table-cell>
          <table:table-cell table:number-columns-repeated="16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3" calcext:value-type="float">
            <text:p>13</text:p>
          </table:table-cell>
          <table:table-cell office:value-type="float" office:value="4793" calcext:value-type="float">
            <text:p>4793</text:p>
          </table:table-cell>
          <table:table-cell table:formula="of:=CONCATENATE([.A142:.A381];&quot; &quot;;[.B142:.B381];&quot; &quot;;[.C142:.C381])" office:value-type="string" office:string-value="524288 13 4793" calcext:value-type="string">
            <text:p>524288 13 4793</text:p>
          </table:table-cell>
          <table:table-cell table:number-columns-repeated="16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5" calcext:value-type="float">
            <text:p>15</text:p>
          </table:table-cell>
          <table:table-cell office:value-type="float" office:value="4214" calcext:value-type="float">
            <text:p>4214</text:p>
          </table:table-cell>
          <table:table-cell table:formula="of:=CONCATENATE([.A143:.A382];&quot; &quot;;[.B143:.B382];&quot; &quot;;[.C143:.C382])" office:value-type="string" office:string-value="524288 15 4214" calcext:value-type="string">
            <text:p>524288 15 4214</text:p>
          </table:table-cell>
          <table:table-cell table:number-columns-repeated="16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7" calcext:value-type="float">
            <text:p>17</text:p>
          </table:table-cell>
          <table:table-cell office:value-type="float" office:value="3860" calcext:value-type="float">
            <text:p>3860</text:p>
          </table:table-cell>
          <table:table-cell table:formula="of:=CONCATENATE([.A144:.A383];&quot; &quot;;[.B144:.B383];&quot; &quot;;[.C144:.C383])" office:value-type="string" office:string-value="524288 17 3860" calcext:value-type="string">
            <text:p>524288 17 3860</text:p>
          </table:table-cell>
          <table:table-cell table:number-columns-repeated="16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9" calcext:value-type="float">
            <text:p>19</text:p>
          </table:table-cell>
          <table:table-cell office:value-type="float" office:value="3740" calcext:value-type="float">
            <text:p>3740</text:p>
          </table:table-cell>
          <table:table-cell table:formula="of:=CONCATENATE([.A145:.A384];&quot; &quot;;[.B145:.B384];&quot; &quot;;[.C145:.C384])" office:value-type="string" office:string-value="524288 19 3740" calcext:value-type="string">
            <text:p>524288 19 3740</text:p>
          </table:table-cell>
          <table:table-cell table:number-columns-repeated="16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1" calcext:value-type="float">
            <text:p>21</text:p>
          </table:table-cell>
          <table:table-cell office:value-type="float" office:value="3604" calcext:value-type="float">
            <text:p>3604</text:p>
          </table:table-cell>
          <table:table-cell table:formula="of:=CONCATENATE([.A146:.A385];&quot; &quot;;[.B146:.B385];&quot; &quot;;[.C146:.C385])" office:value-type="string" office:string-value="524288 21 3604" calcext:value-type="string">
            <text:p>524288 21 3604</text:p>
          </table:table-cell>
          <table:table-cell table:number-columns-repeated="16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3" calcext:value-type="float">
            <text:p>23</text:p>
          </table:table-cell>
          <table:table-cell office:value-type="float" office:value="3556" calcext:value-type="float">
            <text:p>3556</text:p>
          </table:table-cell>
          <table:table-cell table:formula="of:=CONCATENATE([.A147:.A386];&quot; &quot;;[.B147:.B386];&quot; &quot;;[.C147:.C386])" office:value-type="string" office:string-value="524288 23 3556" calcext:value-type="string">
            <text:p>524288 23 3556</text:p>
          </table:table-cell>
          <table:table-cell table:number-columns-repeated="16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5" calcext:value-type="float">
            <text:p>25</text:p>
          </table:table-cell>
          <table:table-cell office:value-type="float" office:value="3483" calcext:value-type="float">
            <text:p>3483</text:p>
          </table:table-cell>
          <table:table-cell table:formula="of:=CONCATENATE([.A148:.A387];&quot; &quot;;[.B148:.B387];&quot; &quot;;[.C148:.C387])" office:value-type="string" office:string-value="524288 25 3483" calcext:value-type="string">
            <text:p>524288 25 3483</text:p>
          </table:table-cell>
          <table:table-cell table:number-columns-repeated="16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7" calcext:value-type="float">
            <text:p>27</text:p>
          </table:table-cell>
          <table:table-cell office:value-type="float" office:value="3469" calcext:value-type="float">
            <text:p>3469</text:p>
          </table:table-cell>
          <table:table-cell table:formula="of:=CONCATENATE([.A149:.A388];&quot; &quot;;[.B149:.B388];&quot; &quot;;[.C149:.C388])" office:value-type="string" office:string-value="524288 27 3469" calcext:value-type="string">
            <text:p>524288 27 3469</text:p>
          </table:table-cell>
          <table:table-cell table:number-columns-repeated="16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9" calcext:value-type="float">
            <text:p>29</text:p>
          </table:table-cell>
          <table:table-cell office:value-type="float" office:value="3469" calcext:value-type="float">
            <text:p>3469</text:p>
          </table:table-cell>
          <table:table-cell table:formula="of:=CONCATENATE([.A150:.A389];&quot; &quot;;[.B150:.B389];&quot; &quot;;[.C150:.C389])" office:value-type="string" office:string-value="524288 29 3469" calcext:value-type="string">
            <text:p>524288 29 3469</text:p>
          </table:table-cell>
          <table:table-cell table:number-columns-repeated="1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 office:value-type="float" office:value="8831" calcext:value-type="float">
            <text:p>8831</text:p>
          </table:table-cell>
          <table:table-cell table:formula="of:=CONCATENATE([.A151:.A390];&quot; &quot;;[.B151:.B390];&quot; &quot;;[.C151:.C390])" office:value-type="string" office:string-value="1048576 1 8831" calcext:value-type="string">
            <text:p>1048576 1 8831</text:p>
          </table:table-cell>
          <table:table-cell table:number-columns-repeated="1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" calcext:value-type="float">
            <text:p>3</text:p>
          </table:table-cell>
          <table:table-cell office:value-type="float" office:value="8432" calcext:value-type="float">
            <text:p>8432</text:p>
          </table:table-cell>
          <table:table-cell table:formula="of:=CONCATENATE([.A152:.A391];&quot; &quot;;[.B152:.B391];&quot; &quot;;[.C152:.C391])" office:value-type="string" office:string-value="1048576 3 8432" calcext:value-type="string">
            <text:p>1048576 3 8432</text:p>
          </table:table-cell>
          <table:table-cell table:number-columns-repeated="1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" calcext:value-type="float">
            <text:p>5</text:p>
          </table:table-cell>
          <table:table-cell office:value-type="float" office:value="7986" calcext:value-type="float">
            <text:p>7986</text:p>
          </table:table-cell>
          <table:table-cell table:formula="of:=CONCATENATE([.A153:.A392];&quot; &quot;;[.B153:.B392];&quot; &quot;;[.C153:.C392])" office:value-type="string" office:string-value="1048576 5 7986" calcext:value-type="string">
            <text:p>1048576 5 7986</text:p>
          </table:table-cell>
          <table:table-cell table:number-columns-repeated="1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7" calcext:value-type="float">
            <text:p>7</text:p>
          </table:table-cell>
          <table:table-cell office:value-type="float" office:value="7117" calcext:value-type="float">
            <text:p>7117</text:p>
          </table:table-cell>
          <table:table-cell table:formula="of:=CONCATENATE([.A154:.A393];&quot; &quot;;[.B154:.B393];&quot; &quot;;[.C154:.C393])" office:value-type="string" office:string-value="1048576 7 7117" calcext:value-type="string">
            <text:p>1048576 7 7117</text:p>
          </table:table-cell>
          <table:table-cell table:number-columns-repeated="1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9" calcext:value-type="float">
            <text:p>9</text:p>
          </table:table-cell>
          <table:table-cell office:value-type="float" office:value="6072" calcext:value-type="float">
            <text:p>6072</text:p>
          </table:table-cell>
          <table:table-cell table:formula="of:=CONCATENATE([.A155:.A394];&quot; &quot;;[.B155:.B394];&quot; &quot;;[.C155:.C394])" office:value-type="string" office:string-value="1048576 9 6072" calcext:value-type="string">
            <text:p>1048576 9 6072</text:p>
          </table:table-cell>
          <table:table-cell table:number-columns-repeated="1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1" calcext:value-type="float">
            <text:p>11</text:p>
          </table:table-cell>
          <table:table-cell office:value-type="float" office:value="5297" calcext:value-type="float">
            <text:p>5297</text:p>
          </table:table-cell>
          <table:table-cell table:formula="of:=CONCATENATE([.A156:.A395];&quot; &quot;;[.B156:.B395];&quot; &quot;;[.C156:.C395])" office:value-type="string" office:string-value="1048576 11 5297" calcext:value-type="string">
            <text:p>1048576 11 5297</text:p>
          </table:table-cell>
          <table:table-cell table:number-columns-repeated="1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3" calcext:value-type="float">
            <text:p>13</text:p>
          </table:table-cell>
          <table:table-cell office:value-type="float" office:value="4576" calcext:value-type="float">
            <text:p>4576</text:p>
          </table:table-cell>
          <table:table-cell table:formula="of:=CONCATENATE([.A157:.A396];&quot; &quot;;[.B157:.B396];&quot; &quot;;[.C157:.C396])" office:value-type="string" office:string-value="1048576 13 4576" calcext:value-type="string">
            <text:p>1048576 13 4576</text:p>
          </table:table-cell>
          <table:table-cell table:number-columns-repeated="1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5" calcext:value-type="float">
            <text:p>15</text:p>
          </table:table-cell>
          <table:table-cell office:value-type="float" office:value="4024" calcext:value-type="float">
            <text:p>4024</text:p>
          </table:table-cell>
          <table:table-cell table:formula="of:=CONCATENATE([.A158:.A397];&quot; &quot;;[.B158:.B397];&quot; &quot;;[.C158:.C397])" office:value-type="string" office:string-value="1048576 15 4024" calcext:value-type="string">
            <text:p>1048576 15 4024</text:p>
          </table:table-cell>
          <table:table-cell table:number-columns-repeated="1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7" calcext:value-type="float">
            <text:p>17</text:p>
          </table:table-cell>
          <table:table-cell office:value-type="float" office:value="3683" calcext:value-type="float">
            <text:p>3683</text:p>
          </table:table-cell>
          <table:table-cell table:formula="of:=CONCATENATE([.A159:.A398];&quot; &quot;;[.B159:.B398];&quot; &quot;;[.C159:.C398])" office:value-type="string" office:string-value="1048576 17 3683" calcext:value-type="string">
            <text:p>1048576 17 3683</text:p>
          </table:table-cell>
          <table:table-cell table:number-columns-repeated="1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9" calcext:value-type="float">
            <text:p>19</text:p>
          </table:table-cell>
          <table:table-cell office:value-type="float" office:value="3517" calcext:value-type="float">
            <text:p>3517</text:p>
          </table:table-cell>
          <table:table-cell table:formula="of:=CONCATENATE([.A160:.A399];&quot; &quot;;[.B160:.B399];&quot; &quot;;[.C160:.C399])" office:value-type="string" office:string-value="1048576 19 3517" calcext:value-type="string">
            <text:p>1048576 19 3517</text:p>
          </table:table-cell>
          <table:table-cell table:number-columns-repeated="1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1" calcext:value-type="float">
            <text:p>21</text:p>
          </table:table-cell>
          <table:table-cell office:value-type="float" office:value="3378" calcext:value-type="float">
            <text:p>3378</text:p>
          </table:table-cell>
          <table:table-cell table:formula="of:=CONCATENATE([.A161:.A400];&quot; &quot;;[.B161:.B400];&quot; &quot;;[.C161:.C400])" office:value-type="string" office:string-value="1048576 21 3378" calcext:value-type="string">
            <text:p>1048576 21 3378</text:p>
          </table:table-cell>
          <table:table-cell table:number-columns-repeated="1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3" calcext:value-type="float">
            <text:p>23</text:p>
          </table:table-cell>
          <table:table-cell office:value-type="float" office:value="3284" calcext:value-type="float">
            <text:p>3284</text:p>
          </table:table-cell>
          <table:table-cell table:formula="of:=CONCATENATE([.A162:.A401];&quot; &quot;;[.B162:.B401];&quot; &quot;;[.C162:.C401])" office:value-type="string" office:string-value="1048576 23 3284" calcext:value-type="string">
            <text:p>1048576 23 3284</text:p>
          </table:table-cell>
          <table:table-cell table:number-columns-repeated="1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5" calcext:value-type="float">
            <text:p>25</text:p>
          </table:table-cell>
          <table:table-cell office:value-type="float" office:value="3192" calcext:value-type="float">
            <text:p>3192</text:p>
          </table:table-cell>
          <table:table-cell table:formula="of:=CONCATENATE([.A163:.A402];&quot; &quot;;[.B163:.B402];&quot; &quot;;[.C163:.C402])" office:value-type="string" office:string-value="1048576 25 3192" calcext:value-type="string">
            <text:p>1048576 25 3192</text:p>
          </table:table-cell>
          <table:table-cell table:number-columns-repeated="1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7" calcext:value-type="float">
            <text:p>27</text:p>
          </table:table-cell>
          <table:table-cell office:value-type="float" office:value="3123" calcext:value-type="float">
            <text:p>3123</text:p>
          </table:table-cell>
          <table:table-cell table:formula="of:=CONCATENATE([.A164:.A403];&quot; &quot;;[.B164:.B403];&quot; &quot;;[.C164:.C403])" office:value-type="string" office:string-value="1048576 27 3123" calcext:value-type="string">
            <text:p>1048576 27 3123</text:p>
          </table:table-cell>
          <table:table-cell table:number-columns-repeated="16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9" calcext:value-type="float">
            <text:p>29</text:p>
          </table:table-cell>
          <table:table-cell office:value-type="float" office:value="3069" calcext:value-type="float">
            <text:p>3069</text:p>
          </table:table-cell>
          <table:table-cell table:formula="of:=CONCATENATE([.A165:.A404];&quot; &quot;;[.B165:.B404];&quot; &quot;;[.C165:.C404])" office:value-type="string" office:string-value="1048576 29 3069" calcext:value-type="string">
            <text:p>1048576 29 3069</text:p>
          </table:table-cell>
          <table:table-cell table:number-columns-repeated="16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" calcext:value-type="float">
            <text:p>1</text:p>
          </table:table-cell>
          <table:table-cell office:value-type="float" office:value="8263" calcext:value-type="float">
            <text:p>8263</text:p>
          </table:table-cell>
          <table:table-cell table:formula="of:=CONCATENATE([.A166:.A405];&quot; &quot;;[.B166:.B405];&quot; &quot;;[.C166:.C405])" office:value-type="string" office:string-value="2097152 1 8263" calcext:value-type="string">
            <text:p>2097152 1 8263</text:p>
          </table:table-cell>
          <table:table-cell table:number-columns-repeated="16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" calcext:value-type="float">
            <text:p>3</text:p>
          </table:table-cell>
          <table:table-cell office:value-type="float" office:value="7881" calcext:value-type="float">
            <text:p>7881</text:p>
          </table:table-cell>
          <table:table-cell table:formula="of:=CONCATENATE([.A167:.A406];&quot; &quot;;[.B167:.B406];&quot; &quot;;[.C167:.C406])" office:value-type="string" office:string-value="2097152 3 7881" calcext:value-type="string">
            <text:p>2097152 3 7881</text:p>
          </table:table-cell>
          <table:table-cell table:number-columns-repeated="16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5" calcext:value-type="float">
            <text:p>5</text:p>
          </table:table-cell>
          <table:table-cell office:value-type="float" office:value="7437" calcext:value-type="float">
            <text:p>7437</text:p>
          </table:table-cell>
          <table:table-cell table:formula="of:=CONCATENATE([.A168:.A407];&quot; &quot;;[.B168:.B407];&quot; &quot;;[.C168:.C407])" office:value-type="string" office:string-value="2097152 5 7437" calcext:value-type="string">
            <text:p>2097152 5 7437</text:p>
          </table:table-cell>
          <table:table-cell table:number-columns-repeated="16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7" calcext:value-type="float">
            <text:p>7</text:p>
          </table:table-cell>
          <table:table-cell office:value-type="float" office:value="6962" calcext:value-type="float">
            <text:p>6962</text:p>
          </table:table-cell>
          <table:table-cell table:formula="of:=CONCATENATE([.A169:.A408];&quot; &quot;;[.B169:.B408];&quot; &quot;;[.C169:.C408])" office:value-type="string" office:string-value="2097152 7 6962" calcext:value-type="string">
            <text:p>2097152 7 6962</text:p>
          </table:table-cell>
          <table:table-cell table:number-columns-repeated="16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9" calcext:value-type="float">
            <text:p>9</text:p>
          </table:table-cell>
          <table:table-cell office:value-type="float" office:value="5869" calcext:value-type="float">
            <text:p>5869</text:p>
          </table:table-cell>
          <table:table-cell table:formula="of:=CONCATENATE([.A170:.A409];&quot; &quot;;[.B170:.B409];&quot; &quot;;[.C170:.C409])" office:value-type="string" office:string-value="2097152 9 5869" calcext:value-type="string">
            <text:p>2097152 9 5869</text:p>
          </table:table-cell>
          <table:table-cell table:number-columns-repeated="16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1" calcext:value-type="float">
            <text:p>11</text:p>
          </table:table-cell>
          <table:table-cell office:value-type="float" office:value="4952" calcext:value-type="float">
            <text:p>4952</text:p>
          </table:table-cell>
          <table:table-cell table:formula="of:=CONCATENATE([.A171:.A410];&quot; &quot;;[.B171:.B410];&quot; &quot;;[.C171:.C410])" office:value-type="string" office:string-value="2097152 11 4952" calcext:value-type="string">
            <text:p>2097152 11 4952</text:p>
          </table:table-cell>
          <table:table-cell table:number-columns-repeated="16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3" calcext:value-type="float">
            <text:p>13</text:p>
          </table:table-cell>
          <table:table-cell office:value-type="float" office:value="4288" calcext:value-type="float">
            <text:p>4288</text:p>
          </table:table-cell>
          <table:table-cell table:formula="of:=CONCATENATE([.A172:.A411];&quot; &quot;;[.B172:.B411];&quot; &quot;;[.C172:.C411])" office:value-type="string" office:string-value="2097152 13 4288" calcext:value-type="string">
            <text:p>2097152 13 4288</text:p>
          </table:table-cell>
          <table:table-cell table:number-columns-repeated="16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5" calcext:value-type="float">
            <text:p>15</text:p>
          </table:table-cell>
          <table:table-cell office:value-type="float" office:value="3768" calcext:value-type="float">
            <text:p>3768</text:p>
          </table:table-cell>
          <table:table-cell table:formula="of:=CONCATENATE([.A173:.A412];&quot; &quot;;[.B173:.B412];&quot; &quot;;[.C173:.C412])" office:value-type="string" office:string-value="2097152 15 3768" calcext:value-type="string">
            <text:p>2097152 15 3768</text:p>
          </table:table-cell>
          <table:table-cell table:number-columns-repeated="16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7" calcext:value-type="float">
            <text:p>17</text:p>
          </table:table-cell>
          <table:table-cell office:value-type="float" office:value="3451" calcext:value-type="float">
            <text:p>3451</text:p>
          </table:table-cell>
          <table:table-cell table:formula="of:=CONCATENATE([.A174:.A413];&quot; &quot;;[.B174:.B413];&quot; &quot;;[.C174:.C413])" office:value-type="string" office:string-value="2097152 17 3451" calcext:value-type="string">
            <text:p>2097152 17 3451</text:p>
          </table:table-cell>
          <table:table-cell table:number-columns-repeated="16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9" calcext:value-type="float">
            <text:p>19</text:p>
          </table:table-cell>
          <table:table-cell office:value-type="float" office:value="3291" calcext:value-type="float">
            <text:p>3291</text:p>
          </table:table-cell>
          <table:table-cell table:formula="of:=CONCATENATE([.A175:.A414];&quot; &quot;;[.B175:.B414];&quot; &quot;;[.C175:.C414])" office:value-type="string" office:string-value="2097152 19 3291" calcext:value-type="string">
            <text:p>2097152 19 3291</text:p>
          </table:table-cell>
          <table:table-cell table:number-columns-repeated="16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1" calcext:value-type="float">
            <text:p>21</text:p>
          </table:table-cell>
          <table:table-cell office:value-type="float" office:value="3171" calcext:value-type="float">
            <text:p>3171</text:p>
          </table:table-cell>
          <table:table-cell table:formula="of:=CONCATENATE([.A176:.A415];&quot; &quot;;[.B176:.B415];&quot; &quot;;[.C176:.C415])" office:value-type="string" office:string-value="2097152 21 3171" calcext:value-type="string">
            <text:p>2097152 21 3171</text:p>
          </table:table-cell>
          <table:table-cell table:number-columns-repeated="16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3" calcext:value-type="float">
            <text:p>23</text:p>
          </table:table-cell>
          <table:table-cell office:value-type="float" office:value="3077" calcext:value-type="float">
            <text:p>3077</text:p>
          </table:table-cell>
          <table:table-cell table:formula="of:=CONCATENATE([.A177:.A416];&quot; &quot;;[.B177:.B416];&quot; &quot;;[.C177:.C416])" office:value-type="string" office:string-value="2097152 23 3077" calcext:value-type="string">
            <text:p>2097152 23 3077</text:p>
          </table:table-cell>
          <table:table-cell table:number-columns-repeated="16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5" calcext:value-type="float">
            <text:p>25</text:p>
          </table:table-cell>
          <table:table-cell office:value-type="float" office:value="2994" calcext:value-type="float">
            <text:p>2994</text:p>
          </table:table-cell>
          <table:table-cell table:formula="of:=CONCATENATE([.A178:.A417];&quot; &quot;;[.B178:.B417];&quot; &quot;;[.C178:.C417])" office:value-type="string" office:string-value="2097152 25 2994" calcext:value-type="string">
            <text:p>2097152 25 2994</text:p>
          </table:table-cell>
          <table:table-cell table:number-columns-repeated="16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7" calcext:value-type="float">
            <text:p>27</text:p>
          </table:table-cell>
          <table:table-cell office:value-type="float" office:value="2934" calcext:value-type="float">
            <text:p>2934</text:p>
          </table:table-cell>
          <table:table-cell table:formula="of:=CONCATENATE([.A179:.A418];&quot; &quot;;[.B179:.B418];&quot; &quot;;[.C179:.C418])" office:value-type="string" office:string-value="2097152 27 2934" calcext:value-type="string">
            <text:p>2097152 27 2934</text:p>
          </table:table-cell>
          <table:table-cell table:number-columns-repeated="16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9" calcext:value-type="float">
            <text:p>29</text:p>
          </table:table-cell>
          <table:table-cell office:value-type="float" office:value="2879" calcext:value-type="float">
            <text:p>2879</text:p>
          </table:table-cell>
          <table:table-cell table:formula="of:=CONCATENATE([.A180:.A419];&quot; &quot;;[.B180:.B419];&quot; &quot;;[.C180:.C419])" office:value-type="string" office:string-value="2097152 29 2879" calcext:value-type="string">
            <text:p>2097152 29 2879</text:p>
          </table:table-cell>
          <table:table-cell table:number-columns-repeated="16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7405" calcext:value-type="float">
            <text:p>7405</text:p>
          </table:table-cell>
          <table:table-cell table:formula="of:=CONCATENATE([.A181:.A420];&quot; &quot;;[.B181:.B420];&quot; &quot;;[.C181:.C420])" office:value-type="string" office:string-value="4194304 1 7405" calcext:value-type="string">
            <text:p>4194304 1 7405</text:p>
          </table:table-cell>
          <table:table-cell table:number-columns-repeated="16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7059" calcext:value-type="float">
            <text:p>7059</text:p>
          </table:table-cell>
          <table:table-cell table:formula="of:=CONCATENATE([.A182:.A421];&quot; &quot;;[.B182:.B421];&quot; &quot;;[.C182:.C421])" office:value-type="string" office:string-value="4194304 3 7059" calcext:value-type="string">
            <text:p>4194304 3 7059</text:p>
          </table:table-cell>
          <table:table-cell table:number-columns-repeated="16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5" calcext:value-type="float">
            <text:p>5</text:p>
          </table:table-cell>
          <table:table-cell office:value-type="float" office:value="6910" calcext:value-type="float">
            <text:p>6910</text:p>
          </table:table-cell>
          <table:table-cell table:formula="of:=CONCATENATE([.A183:.A422];&quot; &quot;;[.B183:.B422];&quot; &quot;;[.C183:.C422])" office:value-type="string" office:string-value="4194304 5 6910" calcext:value-type="string">
            <text:p>4194304 5 6910</text:p>
          </table:table-cell>
          <table:table-cell table:number-columns-repeated="16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7" calcext:value-type="float">
            <text:p>7</text:p>
          </table:table-cell>
          <table:table-cell office:value-type="float" office:value="6187" calcext:value-type="float">
            <text:p>6187</text:p>
          </table:table-cell>
          <table:table-cell table:formula="of:=CONCATENATE([.A184:.A423];&quot; &quot;;[.B184:.B423];&quot; &quot;;[.C184:.C423])" office:value-type="string" office:string-value="4194304 7 6187" calcext:value-type="string">
            <text:p>4194304 7 6187</text:p>
          </table:table-cell>
          <table:table-cell table:number-columns-repeated="16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9" calcext:value-type="float">
            <text:p>9</text:p>
          </table:table-cell>
          <table:table-cell office:value-type="float" office:value="5226" calcext:value-type="float">
            <text:p>5226</text:p>
          </table:table-cell>
          <table:table-cell table:formula="of:=CONCATENATE([.A185:.A424];&quot; &quot;;[.B185:.B424];&quot; &quot;;[.C185:.C424])" office:value-type="string" office:string-value="4194304 9 5226" calcext:value-type="string">
            <text:p>4194304 9 5226</text:p>
          </table:table-cell>
          <table:table-cell table:number-columns-repeated="16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1" calcext:value-type="float">
            <text:p>11</text:p>
          </table:table-cell>
          <table:table-cell office:value-type="float" office:value="4391" calcext:value-type="float">
            <text:p>4391</text:p>
          </table:table-cell>
          <table:table-cell table:formula="of:=CONCATENATE([.A186:.A425];&quot; &quot;;[.B186:.B425];&quot; &quot;;[.C186:.C425])" office:value-type="string" office:string-value="4194304 11 4391" calcext:value-type="string">
            <text:p>4194304 11 4391</text:p>
          </table:table-cell>
          <table:table-cell table:number-columns-repeated="16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3" calcext:value-type="float">
            <text:p>13</text:p>
          </table:table-cell>
          <table:table-cell office:value-type="float" office:value="3827" calcext:value-type="float">
            <text:p>3827</text:p>
          </table:table-cell>
          <table:table-cell table:formula="of:=CONCATENATE([.A187:.A426];&quot; &quot;;[.B187:.B426];&quot; &quot;;[.C187:.C426])" office:value-type="string" office:string-value="4194304 13 3827" calcext:value-type="string">
            <text:p>4194304 13 3827</text:p>
          </table:table-cell>
          <table:table-cell table:number-columns-repeated="16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5" calcext:value-type="float">
            <text:p>15</text:p>
          </table:table-cell>
          <table:table-cell office:value-type="float" office:value="3339" calcext:value-type="float">
            <text:p>3339</text:p>
          </table:table-cell>
          <table:table-cell table:formula="of:=CONCATENATE([.A188:.A427];&quot; &quot;;[.B188:.B427];&quot; &quot;;[.C188:.C427])" office:value-type="string" office:string-value="4194304 15 3339" calcext:value-type="string">
            <text:p>4194304 15 3339</text:p>
          </table:table-cell>
          <table:table-cell table:number-columns-repeated="16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7" calcext:value-type="float">
            <text:p>17</text:p>
          </table:table-cell>
          <table:table-cell office:value-type="float" office:value="3086" calcext:value-type="float">
            <text:p>3086</text:p>
          </table:table-cell>
          <table:table-cell table:formula="of:=CONCATENATE([.A189:.A428];&quot; &quot;;[.B189:.B428];&quot; &quot;;[.C189:.C428])" office:value-type="string" office:string-value="4194304 17 3086" calcext:value-type="string">
            <text:p>4194304 17 3086</text:p>
          </table:table-cell>
          <table:table-cell table:number-columns-repeated="16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19" calcext:value-type="float">
            <text:p>19</text:p>
          </table:table-cell>
          <table:table-cell office:value-type="float" office:value="2973" calcext:value-type="float">
            <text:p>2973</text:p>
          </table:table-cell>
          <table:table-cell table:formula="of:=CONCATENATE([.A190:.A429];&quot; &quot;;[.B190:.B429];&quot; &quot;;[.C190:.C429])" office:value-type="string" office:string-value="4194304 19 2973" calcext:value-type="string">
            <text:p>4194304 19 2973</text:p>
          </table:table-cell>
          <table:table-cell table:number-columns-repeated="16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1" calcext:value-type="float">
            <text:p>21</text:p>
          </table:table-cell>
          <table:table-cell office:value-type="float" office:value="2846" calcext:value-type="float">
            <text:p>2846</text:p>
          </table:table-cell>
          <table:table-cell table:formula="of:=CONCATENATE([.A191:.A430];&quot; &quot;;[.B191:.B430];&quot; &quot;;[.C191:.C430])" office:value-type="string" office:string-value="4194304 21 2846" calcext:value-type="string">
            <text:p>4194304 21 2846</text:p>
          </table:table-cell>
          <table:table-cell table:number-columns-repeated="16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3" calcext:value-type="float">
            <text:p>23</text:p>
          </table:table-cell>
          <table:table-cell office:value-type="float" office:value="2761" calcext:value-type="float">
            <text:p>2761</text:p>
          </table:table-cell>
          <table:table-cell table:formula="of:=CONCATENATE([.A192:.A431];&quot; &quot;;[.B192:.B431];&quot; &quot;;[.C192:.C431])" office:value-type="string" office:string-value="4194304 23 2761" calcext:value-type="string">
            <text:p>4194304 23 2761</text:p>
          </table:table-cell>
          <table:table-cell table:number-columns-repeated="16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5" calcext:value-type="float">
            <text:p>25</text:p>
          </table:table-cell>
          <table:table-cell office:value-type="float" office:value="2697" calcext:value-type="float">
            <text:p>2697</text:p>
          </table:table-cell>
          <table:table-cell table:formula="of:=CONCATENATE([.A193:.A432];&quot; &quot;;[.B193:.B432];&quot; &quot;;[.C193:.C432])" office:value-type="string" office:string-value="4194304 25 2697" calcext:value-type="string">
            <text:p>4194304 25 2697</text:p>
          </table:table-cell>
          <table:table-cell table:number-columns-repeated="16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7" calcext:value-type="float">
            <text:p>27</text:p>
          </table:table-cell>
          <table:table-cell office:value-type="float" office:value="2633" calcext:value-type="float">
            <text:p>2633</text:p>
          </table:table-cell>
          <table:table-cell table:formula="of:=CONCATENATE([.A194:.A433];&quot; &quot;;[.B194:.B433];&quot; &quot;;[.C194:.C433])" office:value-type="string" office:string-value="4194304 27 2633" calcext:value-type="string">
            <text:p>4194304 27 2633</text:p>
          </table:table-cell>
          <table:table-cell table:number-columns-repeated="16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9" calcext:value-type="float">
            <text:p>29</text:p>
          </table:table-cell>
          <table:table-cell office:value-type="float" office:value="2683" calcext:value-type="float">
            <text:p>2683</text:p>
          </table:table-cell>
          <table:table-cell table:formula="of:=CONCATENATE([.A195:.A434];&quot; &quot;;[.B195:.B434];&quot; &quot;;[.C195:.C434])" office:value-type="string" office:string-value="4194304 29 2683" calcext:value-type="string">
            <text:p>4194304 29 2683</text:p>
          </table:table-cell>
          <table:table-cell table:number-columns-repeated="1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" calcext:value-type="float">
            <text:p>1</text:p>
          </table:table-cell>
          <table:table-cell office:value-type="float" office:value="7324" calcext:value-type="float">
            <text:p>7324</text:p>
          </table:table-cell>
          <table:table-cell table:formula="of:=CONCATENATE([.A196:.A435];&quot; &quot;;[.B196:.B435];&quot; &quot;;[.C196:.C435])" office:value-type="string" office:string-value="8388608 1 7324" calcext:value-type="string">
            <text:p>8388608 1 7324</text:p>
          </table:table-cell>
          <table:table-cell table:number-columns-repeated="1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3" calcext:value-type="float">
            <text:p>3</text:p>
          </table:table-cell>
          <table:table-cell office:value-type="float" office:value="5576" calcext:value-type="float">
            <text:p>5576</text:p>
          </table:table-cell>
          <table:table-cell table:formula="of:=CONCATENATE([.A197:.A436];&quot; &quot;;[.B197:.B436];&quot; &quot;;[.C197:.C436])" office:value-type="string" office:string-value="8388608 3 5576" calcext:value-type="string">
            <text:p>8388608 3 5576</text:p>
          </table:table-cell>
          <table:table-cell table:number-columns-repeated="1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5" calcext:value-type="float">
            <text:p>5</text:p>
          </table:table-cell>
          <table:table-cell office:value-type="float" office:value="4571" calcext:value-type="float">
            <text:p>4571</text:p>
          </table:table-cell>
          <table:table-cell table:formula="of:=CONCATENATE([.A198:.A437];&quot; &quot;;[.B198:.B437];&quot; &quot;;[.C198:.C437])" office:value-type="string" office:string-value="8388608 5 4571" calcext:value-type="string">
            <text:p>8388608 5 4571</text:p>
          </table:table-cell>
          <table:table-cell table:number-columns-repeated="1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7" calcext:value-type="float">
            <text:p>7</text:p>
          </table:table-cell>
          <table:table-cell office:value-type="float" office:value="3545" calcext:value-type="float">
            <text:p>3545</text:p>
          </table:table-cell>
          <table:table-cell table:formula="of:=CONCATENATE([.A199:.A438];&quot; &quot;;[.B199:.B438];&quot; &quot;;[.C199:.C438])" office:value-type="string" office:string-value="8388608 7 3545" calcext:value-type="string">
            <text:p>8388608 7 3545</text:p>
          </table:table-cell>
          <table:table-cell table:number-columns-repeated="1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9" calcext:value-type="float">
            <text:p>9</text:p>
          </table:table-cell>
          <table:table-cell office:value-type="float" office:value="3128" calcext:value-type="float">
            <text:p>3128</text:p>
          </table:table-cell>
          <table:table-cell table:formula="of:=CONCATENATE([.A200:.A439];&quot; &quot;;[.B200:.B439];&quot; &quot;;[.C200:.C439])" office:value-type="string" office:string-value="8388608 9 3128" calcext:value-type="string">
            <text:p>8388608 9 3128</text:p>
          </table:table-cell>
          <table:table-cell table:number-columns-repeated="1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1" calcext:value-type="float">
            <text:p>11</text:p>
          </table:table-cell>
          <table:table-cell office:value-type="float" office:value="2452" calcext:value-type="float">
            <text:p>2452</text:p>
          </table:table-cell>
          <table:table-cell table:formula="of:=CONCATENATE([.A201:.A440];&quot; &quot;;[.B201:.B440];&quot; &quot;;[.C201:.C440])" office:value-type="string" office:string-value="8388608 11 2452" calcext:value-type="string">
            <text:p>8388608 11 2452</text:p>
          </table:table-cell>
          <table:table-cell table:number-columns-repeated="1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3" calcext:value-type="float">
            <text:p>13</text:p>
          </table:table-cell>
          <table:table-cell office:value-type="float" office:value="1805" calcext:value-type="float">
            <text:p>1805</text:p>
          </table:table-cell>
          <table:table-cell table:formula="of:=CONCATENATE([.A202:.A441];&quot; &quot;;[.B202:.B441];&quot; &quot;;[.C202:.C441])" office:value-type="string" office:string-value="8388608 13 1805" calcext:value-type="string">
            <text:p>8388608 13 1805</text:p>
          </table:table-cell>
          <table:table-cell table:number-columns-repeated="1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5" calcext:value-type="float">
            <text:p>15</text:p>
          </table:table-cell>
          <table:table-cell office:value-type="float" office:value="1564" calcext:value-type="float">
            <text:p>1564</text:p>
          </table:table-cell>
          <table:table-cell table:formula="of:=CONCATENATE([.A203:.A442];&quot; &quot;;[.B203:.B442];&quot; &quot;;[.C203:.C442])" office:value-type="string" office:string-value="8388608 15 1564" calcext:value-type="string">
            <text:p>8388608 15 1564</text:p>
          </table:table-cell>
          <table:table-cell table:number-columns-repeated="1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7" calcext:value-type="float">
            <text:p>17</text:p>
          </table:table-cell>
          <table:table-cell office:value-type="float" office:value="1031" calcext:value-type="float">
            <text:p>1031</text:p>
          </table:table-cell>
          <table:table-cell table:formula="of:=CONCATENATE([.A204:.A443];&quot; &quot;;[.B204:.B443];&quot; &quot;;[.C204:.C443])" office:value-type="string" office:string-value="8388608 17 1031" calcext:value-type="string">
            <text:p>8388608 17 1031</text:p>
          </table:table-cell>
          <table:table-cell table:number-columns-repeated="1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9" calcext:value-type="float">
            <text:p>19</text:p>
          </table:table-cell>
          <table:table-cell office:value-type="float" office:value="1008" calcext:value-type="float">
            <text:p>1008</text:p>
          </table:table-cell>
          <table:table-cell table:formula="of:=CONCATENATE([.A205:.A444];&quot; &quot;;[.B205:.B444];&quot; &quot;;[.C205:.C444])" office:value-type="string" office:string-value="8388608 19 1008" calcext:value-type="string">
            <text:p>8388608 19 1008</text:p>
          </table:table-cell>
          <table:table-cell table:number-columns-repeated="1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1" calcext:value-type="float">
            <text:p>21</text:p>
          </table:table-cell>
          <table:table-cell office:value-type="float" office:value="1094" calcext:value-type="float">
            <text:p>1094</text:p>
          </table:table-cell>
          <table:table-cell table:formula="of:=CONCATENATE([.A206:.A445];&quot; &quot;;[.B206:.B445];&quot; &quot;;[.C206:.C445])" office:value-type="string" office:string-value="8388608 21 1094" calcext:value-type="string">
            <text:p>8388608 21 1094</text:p>
          </table:table-cell>
          <table:table-cell table:number-columns-repeated="1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3" calcext:value-type="float">
            <text:p>23</text:p>
          </table:table-cell>
          <table:table-cell office:value-type="float" office:value="1077" calcext:value-type="float">
            <text:p>1077</text:p>
          </table:table-cell>
          <table:table-cell table:formula="of:=CONCATENATE([.A207:.A446];&quot; &quot;;[.B207:.B446];&quot; &quot;;[.C207:.C446])" office:value-type="string" office:string-value="8388608 23 1077" calcext:value-type="string">
            <text:p>8388608 23 1077</text:p>
          </table:table-cell>
          <table:table-cell table:number-columns-repeated="1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5" calcext:value-type="float">
            <text:p>25</text:p>
          </table:table-cell>
          <table:table-cell office:value-type="float" office:value="1109" calcext:value-type="float">
            <text:p>1109</text:p>
          </table:table-cell>
          <table:table-cell table:formula="of:=CONCATENATE([.A208:.A447];&quot; &quot;;[.B208:.B447];&quot; &quot;;[.C208:.C447])" office:value-type="string" office:string-value="8388608 25 1109" calcext:value-type="string">
            <text:p>8388608 25 1109</text:p>
          </table:table-cell>
          <table:table-cell table:number-columns-repeated="1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7" calcext:value-type="float">
            <text:p>27</text:p>
          </table:table-cell>
          <table:table-cell office:value-type="float" office:value="1206" calcext:value-type="float">
            <text:p>1206</text:p>
          </table:table-cell>
          <table:table-cell table:formula="of:=CONCATENATE([.A209:.A448];&quot; &quot;;[.B209:.B448];&quot; &quot;;[.C209:.C448])" office:value-type="string" office:string-value="8388608 27 1206" calcext:value-type="string">
            <text:p>8388608 27 1206</text:p>
          </table:table-cell>
          <table:table-cell table:number-columns-repeated="16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9" calcext:value-type="float">
            <text:p>29</text:p>
          </table:table-cell>
          <table:table-cell office:value-type="float" office:value="1215" calcext:value-type="float">
            <text:p>1215</text:p>
          </table:table-cell>
          <table:table-cell table:formula="of:=CONCATENATE([.A210:.A449];&quot; &quot;;[.B210:.B449];&quot; &quot;;[.C210:.C449])" office:value-type="string" office:string-value="8388608 29 1215" calcext:value-type="string">
            <text:p>8388608 29 1215</text:p>
          </table:table-cell>
          <table:table-cell table:number-columns-repeated="16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" calcext:value-type="float">
            <text:p>1</text:p>
          </table:table-cell>
          <table:table-cell office:value-type="float" office:value="9588" calcext:value-type="float">
            <text:p>9588</text:p>
          </table:table-cell>
          <table:table-cell table:formula="of:=CONCATENATE([.A211:.A450];&quot; &quot;;[.B211:.B450];&quot; &quot;;[.C211:.C450])" office:value-type="string" office:string-value="16777216 1 9588" calcext:value-type="string">
            <text:p>16777216 1 9588</text:p>
          </table:table-cell>
          <table:table-cell table:number-columns-repeated="16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3" calcext:value-type="float">
            <text:p>3</text:p>
          </table:table-cell>
          <table:table-cell office:value-type="float" office:value="6804" calcext:value-type="float">
            <text:p>6804</text:p>
          </table:table-cell>
          <table:table-cell table:formula="of:=CONCATENATE([.A212:.A451];&quot; &quot;;[.B212:.B451];&quot; &quot;;[.C212:.C451])" office:value-type="string" office:string-value="16777216 3 6804" calcext:value-type="string">
            <text:p>16777216 3 6804</text:p>
          </table:table-cell>
          <table:table-cell table:number-columns-repeated="16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5" calcext:value-type="float">
            <text:p>5</text:p>
          </table:table-cell>
          <table:table-cell office:value-type="float" office:value="4879" calcext:value-type="float">
            <text:p>4879</text:p>
          </table:table-cell>
          <table:table-cell table:formula="of:=CONCATENATE([.A213:.A452];&quot; &quot;;[.B213:.B452];&quot; &quot;;[.C213:.C452])" office:value-type="string" office:string-value="16777216 5 4879" calcext:value-type="string">
            <text:p>16777216 5 4879</text:p>
          </table:table-cell>
          <table:table-cell table:number-columns-repeated="16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7" calcext:value-type="float">
            <text:p>7</text:p>
          </table:table-cell>
          <table:table-cell office:value-type="float" office:value="3470" calcext:value-type="float">
            <text:p>3470</text:p>
          </table:table-cell>
          <table:table-cell table:formula="of:=CONCATENATE([.A214:.A453];&quot; &quot;;[.B214:.B453];&quot; &quot;;[.C214:.C453])" office:value-type="string" office:string-value="16777216 7 3470" calcext:value-type="string">
            <text:p>16777216 7 3470</text:p>
          </table:table-cell>
          <table:table-cell table:number-columns-repeated="16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9" calcext:value-type="float">
            <text:p>9</text:p>
          </table:table-cell>
          <table:table-cell office:value-type="float" office:value="2379" calcext:value-type="float">
            <text:p>2379</text:p>
          </table:table-cell>
          <table:table-cell table:formula="of:=CONCATENATE([.A215:.A454];&quot; &quot;;[.B215:.B454];&quot; &quot;;[.C215:.C454])" office:value-type="string" office:string-value="16777216 9 2379" calcext:value-type="string">
            <text:p>16777216 9 2379</text:p>
          </table:table-cell>
          <table:table-cell table:number-columns-repeated="16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1" calcext:value-type="float">
            <text:p>11</text:p>
          </table:table-cell>
          <table:table-cell office:value-type="float" office:value="1896" calcext:value-type="float">
            <text:p>1896</text:p>
          </table:table-cell>
          <table:table-cell table:formula="of:=CONCATENATE([.A216:.A455];&quot; &quot;;[.B216:.B455];&quot; &quot;;[.C216:.C455])" office:value-type="string" office:string-value="16777216 11 1896" calcext:value-type="string">
            <text:p>16777216 11 1896</text:p>
          </table:table-cell>
          <table:table-cell table:number-columns-repeated="16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" calcext:value-type="float">
            <text:p>13</text:p>
          </table:table-cell>
          <table:table-cell office:value-type="float" office:value="1591" calcext:value-type="float">
            <text:p>1591</text:p>
          </table:table-cell>
          <table:table-cell table:formula="of:=CONCATENATE([.A217:.A456];&quot; &quot;;[.B217:.B456];&quot; &quot;;[.C217:.C456])" office:value-type="string" office:string-value="16777216 13 1591" calcext:value-type="string">
            <text:p>16777216 13 1591</text:p>
          </table:table-cell>
          <table:table-cell table:number-columns-repeated="16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5" calcext:value-type="float">
            <text:p>15</text:p>
          </table:table-cell>
          <table:table-cell office:value-type="float" office:value="1393" calcext:value-type="float">
            <text:p>1393</text:p>
          </table:table-cell>
          <table:table-cell table:formula="of:=CONCATENATE([.A218:.A457];&quot; &quot;;[.B218:.B457];&quot; &quot;;[.C218:.C457])" office:value-type="string" office:string-value="16777216 15 1393" calcext:value-type="string">
            <text:p>16777216 15 1393</text:p>
          </table:table-cell>
          <table:table-cell table:number-columns-repeated="16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7" calcext:value-type="float">
            <text:p>17</text:p>
          </table:table-cell>
          <table:table-cell office:value-type="float" office:value="1199" calcext:value-type="float">
            <text:p>1199</text:p>
          </table:table-cell>
          <table:table-cell table:formula="of:=CONCATENATE([.A219:.A458];&quot; &quot;;[.B219:.B458];&quot; &quot;;[.C219:.C458])" office:value-type="string" office:string-value="16777216 17 1199" calcext:value-type="string">
            <text:p>16777216 17 1199</text:p>
          </table:table-cell>
          <table:table-cell table:number-columns-repeated="16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9" calcext:value-type="float">
            <text:p>19</text:p>
          </table:table-cell>
          <table:table-cell office:value-type="float" office:value="870" calcext:value-type="float">
            <text:p>870</text:p>
          </table:table-cell>
          <table:table-cell table:formula="of:=CONCATENATE([.A220:.A459];&quot; &quot;;[.B220:.B459];&quot; &quot;;[.C220:.C459])" office:value-type="string" office:string-value="16777216 19 870" calcext:value-type="string">
            <text:p>16777216 19 870</text:p>
          </table:table-cell>
          <table:table-cell table:number-columns-repeated="16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1" calcext:value-type="float">
            <text:p>21</text:p>
          </table:table-cell>
          <table:table-cell office:value-type="float" office:value="801" calcext:value-type="float">
            <text:p>801</text:p>
          </table:table-cell>
          <table:table-cell table:formula="of:=CONCATENATE([.A221:.A460];&quot; &quot;;[.B221:.B460];&quot; &quot;;[.C221:.C460])" office:value-type="string" office:string-value="16777216 21 801" calcext:value-type="string">
            <text:p>16777216 21 801</text:p>
          </table:table-cell>
          <table:table-cell table:number-columns-repeated="16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3" calcext:value-type="float">
            <text:p>23</text:p>
          </table:table-cell>
          <table:table-cell office:value-type="float" office:value="779" calcext:value-type="float">
            <text:p>779</text:p>
          </table:table-cell>
          <table:table-cell table:formula="of:=CONCATENATE([.A222:.A461];&quot; &quot;;[.B222:.B461];&quot; &quot;;[.C222:.C461])" office:value-type="string" office:string-value="16777216 23 779" calcext:value-type="string">
            <text:p>16777216 23 779</text:p>
          </table:table-cell>
          <table:table-cell table:number-columns-repeated="16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5" calcext:value-type="float">
            <text:p>25</text:p>
          </table:table-cell>
          <table:table-cell office:value-type="float" office:value="758" calcext:value-type="float">
            <text:p>758</text:p>
          </table:table-cell>
          <table:table-cell table:formula="of:=CONCATENATE([.A223:.A462];&quot; &quot;;[.B223:.B462];&quot; &quot;;[.C223:.C462])" office:value-type="string" office:string-value="16777216 25 758" calcext:value-type="string">
            <text:p>16777216 25 758</text:p>
          </table:table-cell>
          <table:table-cell table:number-columns-repeated="16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7" calcext:value-type="float">
            <text:p>27</text:p>
          </table:table-cell>
          <table:table-cell office:value-type="float" office:value="689" calcext:value-type="float">
            <text:p>689</text:p>
          </table:table-cell>
          <table:table-cell table:formula="of:=CONCATENATE([.A224:.A463];&quot; &quot;;[.B224:.B463];&quot; &quot;;[.C224:.C463])" office:value-type="string" office:string-value="16777216 27 689" calcext:value-type="string">
            <text:p>16777216 27 689</text:p>
          </table:table-cell>
          <table:table-cell table:number-columns-repeated="16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9" calcext:value-type="float">
            <text:p>29</text:p>
          </table:table-cell>
          <table:table-cell office:value-type="float" office:value="691" calcext:value-type="float">
            <text:p>691</text:p>
          </table:table-cell>
          <table:table-cell table:formula="of:=CONCATENATE([.A225:.A464];&quot; &quot;;[.B225:.B464];&quot; &quot;;[.C225:.C464])" office:value-type="string" office:string-value="16777216 29 691" calcext:value-type="string">
            <text:p>16777216 29 691</text:p>
          </table:table-cell>
          <table:table-cell table:number-columns-repeated="16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" calcext:value-type="float">
            <text:p>1</text:p>
          </table:table-cell>
          <table:table-cell office:value-type="float" office:value="9503" calcext:value-type="float">
            <text:p>9503</text:p>
          </table:table-cell>
          <table:table-cell table:formula="of:=CONCATENATE([.A226:.A465];&quot; &quot;;[.B226:.B465];&quot; &quot;;[.C226:.C465])" office:value-type="string" office:string-value="33554432 1 9503" calcext:value-type="string">
            <text:p>33554432 1 9503</text:p>
          </table:table-cell>
          <table:table-cell table:number-columns-repeated="16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3" calcext:value-type="float">
            <text:p>3</text:p>
          </table:table-cell>
          <table:table-cell office:value-type="float" office:value="6763" calcext:value-type="float">
            <text:p>6763</text:p>
          </table:table-cell>
          <table:table-cell table:formula="of:=CONCATENATE([.A227:.A466];&quot; &quot;;[.B227:.B466];&quot; &quot;;[.C227:.C466])" office:value-type="string" office:string-value="33554432 3 6763" calcext:value-type="string">
            <text:p>33554432 3 6763</text:p>
          </table:table-cell>
          <table:table-cell table:number-columns-repeated="16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5" calcext:value-type="float">
            <text:p>5</text:p>
          </table:table-cell>
          <table:table-cell office:value-type="float" office:value="4795" calcext:value-type="float">
            <text:p>4795</text:p>
          </table:table-cell>
          <table:table-cell table:formula="of:=CONCATENATE([.A228:.A467];&quot; &quot;;[.B228:.B467];&quot; &quot;;[.C228:.C467])" office:value-type="string" office:string-value="33554432 5 4795" calcext:value-type="string">
            <text:p>33554432 5 4795</text:p>
          </table:table-cell>
          <table:table-cell table:number-columns-repeated="16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7" calcext:value-type="float">
            <text:p>7</text:p>
          </table:table-cell>
          <table:table-cell office:value-type="float" office:value="3268" calcext:value-type="float">
            <text:p>3268</text:p>
          </table:table-cell>
          <table:table-cell table:formula="of:=CONCATENATE([.A229:.A468];&quot; &quot;;[.B229:.B468];&quot; &quot;;[.C229:.C468])" office:value-type="string" office:string-value="33554432 7 3268" calcext:value-type="string">
            <text:p>33554432 7 3268</text:p>
          </table:table-cell>
          <table:table-cell table:number-columns-repeated="16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9" calcext:value-type="float">
            <text:p>9</text:p>
          </table:table-cell>
          <table:table-cell office:value-type="float" office:value="2389" calcext:value-type="float">
            <text:p>2389</text:p>
          </table:table-cell>
          <table:table-cell table:formula="of:=CONCATENATE([.A230:.A469];&quot; &quot;;[.B230:.B469];&quot; &quot;;[.C230:.C469])" office:value-type="string" office:string-value="33554432 9 2389" calcext:value-type="string">
            <text:p>33554432 9 2389</text:p>
          </table:table-cell>
          <table:table-cell table:number-columns-repeated="16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1" calcext:value-type="float">
            <text:p>11</text:p>
          </table:table-cell>
          <table:table-cell office:value-type="float" office:value="1818" calcext:value-type="float">
            <text:p>1818</text:p>
          </table:table-cell>
          <table:table-cell table:formula="of:=CONCATENATE([.A231:.A470];&quot; &quot;;[.B231:.B470];&quot; &quot;;[.C231:.C470])" office:value-type="string" office:string-value="33554432 11 1818" calcext:value-type="string">
            <text:p>33554432 11 1818</text:p>
          </table:table-cell>
          <table:table-cell table:number-columns-repeated="16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3" calcext:value-type="float">
            <text:p>13</text:p>
          </table:table-cell>
          <table:table-cell office:value-type="float" office:value="1487" calcext:value-type="float">
            <text:p>1487</text:p>
          </table:table-cell>
          <table:table-cell table:formula="of:=CONCATENATE([.A232:.A471];&quot; &quot;;[.B232:.B471];&quot; &quot;;[.C232:.C471])" office:value-type="string" office:string-value="33554432 13 1487" calcext:value-type="string">
            <text:p>33554432 13 1487</text:p>
          </table:table-cell>
          <table:table-cell table:number-columns-repeated="16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5" calcext:value-type="float">
            <text:p>15</text:p>
          </table:table-cell>
          <table:table-cell office:value-type="float" office:value="1198" calcext:value-type="float">
            <text:p>1198</text:p>
          </table:table-cell>
          <table:table-cell table:formula="of:=CONCATENATE([.A233:.A472];&quot; &quot;;[.B233:.B472];&quot; &quot;;[.C233:.C472])" office:value-type="string" office:string-value="33554432 15 1198" calcext:value-type="string">
            <text:p>33554432 15 1198</text:p>
          </table:table-cell>
          <table:table-cell table:number-columns-repeated="16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7" calcext:value-type="float">
            <text:p>17</text:p>
          </table:table-cell>
          <table:table-cell office:value-type="float" office:value="845" calcext:value-type="float">
            <text:p>845</text:p>
          </table:table-cell>
          <table:table-cell table:formula="of:=CONCATENATE([.A234:.A473];&quot; &quot;;[.B234:.B473];&quot; &quot;;[.C234:.C473])" office:value-type="string" office:string-value="33554432 17 845" calcext:value-type="string">
            <text:p>33554432 17 845</text:p>
          </table:table-cell>
          <table:table-cell table:number-columns-repeated="16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9" calcext:value-type="float">
            <text:p>19</text:p>
          </table:table-cell>
          <table:table-cell office:value-type="float" office:value="794" calcext:value-type="float">
            <text:p>794</text:p>
          </table:table-cell>
          <table:table-cell table:formula="of:=CONCATENATE([.A235:.A474];&quot; &quot;;[.B235:.B474];&quot; &quot;;[.C235:.C474])" office:value-type="string" office:string-value="33554432 19 794" calcext:value-type="string">
            <text:p>33554432 19 794</text:p>
          </table:table-cell>
          <table:table-cell table:number-columns-repeated="16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21" calcext:value-type="float">
            <text:p>21</text:p>
          </table:table-cell>
          <table:table-cell office:value-type="float" office:value="757" calcext:value-type="float">
            <text:p>757</text:p>
          </table:table-cell>
          <table:table-cell table:formula="of:=CONCATENATE([.A236:.A475];&quot; &quot;;[.B236:.B475];&quot; &quot;;[.C236:.C475])" office:value-type="string" office:string-value="33554432 21 757" calcext:value-type="string">
            <text:p>33554432 21 757</text:p>
          </table:table-cell>
          <table:table-cell table:number-columns-repeated="16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23" calcext:value-type="float">
            <text:p>23</text:p>
          </table:table-cell>
          <table:table-cell office:value-type="float" office:value="684" calcext:value-type="float">
            <text:p>684</text:p>
          </table:table-cell>
          <table:table-cell table:formula="of:=CONCATENATE([.A237:.A476];&quot; &quot;;[.B237:.B476];&quot; &quot;;[.C237:.C476])" office:value-type="string" office:string-value="33554432 23 684" calcext:value-type="string">
            <text:p>33554432 23 684</text:p>
          </table:table-cell>
          <table:table-cell table:number-columns-repeated="16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668" calcext:value-type="float">
            <text:p>668</text:p>
          </table:table-cell>
          <table:table-cell table:formula="of:=CONCATENATE([.A238:.A477];&quot; &quot;;[.B238:.B477];&quot; &quot;;[.C238:.C477])" office:value-type="string" office:string-value="33554432 25 668" calcext:value-type="string">
            <text:p>33554432 25 668</text:p>
          </table:table-cell>
          <table:table-cell table:number-columns-repeated="16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27" calcext:value-type="float">
            <text:p>27</text:p>
          </table:table-cell>
          <table:table-cell office:value-type="float" office:value="658" calcext:value-type="float">
            <text:p>658</text:p>
          </table:table-cell>
          <table:table-cell table:formula="of:=CONCATENATE([.A239:.A478];&quot; &quot;;[.B239:.B478];&quot; &quot;;[.C239:.C478])" office:value-type="string" office:string-value="33554432 27 658" calcext:value-type="string">
            <text:p>33554432 27 658</text:p>
          </table:table-cell>
          <table:table-cell table:number-columns-repeated="16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29" calcext:value-type="float">
            <text:p>29</text:p>
          </table:table-cell>
          <table:table-cell office:value-type="float" office:value="619" calcext:value-type="float">
            <text:p>619</text:p>
          </table:table-cell>
          <table:table-cell table:formula="of:=CONCATENATE([.A240:.A479];&quot; &quot;;[.B240:.B479];&quot; &quot;;[.C240:.C479])" office:value-type="string" office:string-value="33554432 29 619" calcext:value-type="string">
            <text:p>33554432 29 619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22:28:33.472307176</meta:creation-date>
    <dc:date>2017-01-30T23:55:11.323946762</dc:date>
    <meta:editing-duration>PT1H16M27S</meta:editing-duration>
    <meta:editing-cycles>2</meta:editing-cycles>
    <meta:generator>LibreOffice/5.1.4.2$Linux_X86_64 LibreOffice_project/10m0$Build-2</meta:generator>
    <meta:document-statistic meta:table-count="1" meta:cell-count="1231" meta:object-count="0"/>
  </office:meta>
</office:document-meta>
</file>